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1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text-line-through-type="none" style:font-name="Arial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officeooo:paragraph-rsid="01ad7f5d" style:font-size-asian="10.5pt" style:font-size-complex="10.5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officeooo:paragraph-rsid="01ae0bb1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e4eb0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size="11pt" officeooo:paragraph-rsid="01b63ad1" style:font-size-asian="11pt" style:font-size-complex="11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4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4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language="nl" fo:country="NL" officeooo:paragraph-rsid="01b63ad1" style:language-asian="nl" style:country-asian="NL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4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Ubuntu4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Ubuntu4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Ubuntu4" fo:font-size="12pt" style:font-size-asian="12pt" style:font-size-complex="12pt"/>
    </style:style>
    <style:style style:name="P30" style:family="paragraph" style:parent-style-name="Standard">
      <style:paragraph-properties style:snap-to-layout-grid="false"/>
      <style:text-properties style:font-name="Ubuntu4" fo:font-size="12pt" officeooo:paragraph-rsid="01b374ec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Ubuntu4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style:snap-to-layout-grid="false"/>
      <style:text-properties style:font-name="Ubuntu4" fo:font-size="12pt" fo:language="nl" fo:country="NL" officeooo:paragraph-rsid="00a7a2ad" style:font-size-asian="12pt" style:font-size-complex="12pt"/>
    </style:style>
    <style:style style:name="P33" style:family="paragraph" style:parent-style-name="Standard">
      <style:paragraph-properties style:snap-to-layout-grid="false"/>
      <style:text-properties style:font-name="Ubuntu4" fo:font-size="12pt" fo:language="nl" fo:country="NL" officeooo:paragraph-rsid="00172dcf" style:font-size-asian="12pt" style:font-size-complex="12pt"/>
    </style:style>
    <style:style style:name="P34" style:family="paragraph" style:parent-style-name="Standard">
      <style:paragraph-properties style:snap-to-layout-grid="false"/>
      <style:text-properties style:font-name="Ubuntu4" fo:font-size="12pt" fo:language="nl" fo:country="NL" officeooo:paragraph-rsid="01b374ec" style:font-size-asian="12pt" style:font-size-complex="12pt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Ubuntu4" fo:font-size="12pt" fo:language="nl" fo:country="NL" officeooo:paragraph-rsid="01b374ec" style:font-size-asian="12pt" style:font-size-complex="12pt"/>
    </style:style>
    <style:style style:name="P36" style:family="paragraph" style:parent-style-name="Standard">
      <style:paragraph-properties style:snap-to-layout-grid="false"/>
      <style:text-properties style:font-name="Ubuntu4" fo:font-size="12pt" fo:font-weight="bold" officeooo:paragraph-rsid="01b374ec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4" fo:font-size="6pt" style:font-size-asian="5.25pt" style:font-size-complex="6pt"/>
    </style:style>
    <style:style style:name="P38" style:family="paragraph" style:parent-style-name="Standard">
      <style:text-properties officeooo:paragraph-rsid="0103e699"/>
    </style:style>
    <style:style style:name="P39" style:family="paragraph" style:parent-style-name="Standard">
      <style:text-properties officeooo:paragraph-rsid="01b63ad1"/>
    </style:style>
    <style:style style:name="P40" style:family="paragraph" style:parent-style-name="Standard">
      <style:text-properties officeooo:paragraph-rsid="01bc32b8"/>
    </style:style>
    <style:style style:name="P41" style:family="paragraph" style:parent-style-name="Standard">
      <style:text-properties officeooo:paragraph-rsid="01be4eb0"/>
    </style:style>
    <style:style style:name="P42" style:family="paragraph" style:parent-style-name="Standard">
      <style:text-properties officeooo:paragraph-rsid="01c0339d"/>
    </style:style>
    <style:style style:name="P43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4" fo:font-size="12pt" style:font-size-asian="12pt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style:font-size-asian="12pt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paragraph-rsid="0106719c" style:font-size-asian="12pt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paragraph-rsid="01170d3c" style:font-size-asian="12pt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paragraph-rsid="01b1d963" style:font-size-asian="12pt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1170d3c" officeooo:paragraph-rsid="01170d3c" style:font-size-asian="12pt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133a783" officeooo:paragraph-rsid="013f2347" style:font-size-asian="12pt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13b0886" officeooo:paragraph-rsid="013f2347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118594f" officeooo:paragraph-rsid="013f2347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  <style:text-properties style:font-name="Ubuntu4" fo:font-size="12pt" officeooo:rsid="013dab0d" officeooo:paragraph-rsid="013dab0d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0a0666e" officeooo:paragraph-rsid="013f2347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style:snap-to-layout-grid="false"/>
      <style:text-properties style:font-name="Ubuntu4" fo:font-size="12pt" officeooo:rsid="0094786a" officeooo:paragraph-rsid="013f2347" style:font-size-asian="12pt" style:font-size-complex="12pt"/>
    </style:style>
    <style:style style:name="P5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4" fo:font-size="10.5pt" officeooo:paragraph-rsid="0175b6b8" style:font-size-asian="10.5pt" style:font-size-complex="10.5pt"/>
    </style:style>
    <style:style style:name="P5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weight="bold" officeooo:paragraph-rsid="00ec6511" style:font-weight-asian="bold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0f5ba74"/>
    </style:style>
    <style:style style:name="P60" style:family="paragraph" style:parent-style-name="Standard" style:list-style-name="L1">
      <style:text-properties officeooo:paragraph-rsid="0103e699"/>
    </style:style>
    <style:style style:name="P61" style:family="paragraph" style:parent-style-name="Standard" style:list-style-name="L2">
      <style:text-properties officeooo:paragraph-rsid="006ea368"/>
    </style:style>
    <style:style style:name="P62" style:family="paragraph" style:parent-style-name="Standard" style:list-style-name="L2">
      <style:text-properties officeooo:paragraph-rsid="0182a331"/>
    </style:style>
    <style:style style:name="P63" style:family="paragraph" style:parent-style-name="Standard" style:list-style-name="L2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2a331" officeooo:paragraph-rsid="0182a331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19ccc83"/>
    </style:style>
    <style:style style:name="P65" style:family="paragraph" style:parent-style-name="Standard" style:list-style-name="L2">
      <style:paragraph-properties fo:text-align="start" style:justify-single-word="false"/>
      <style:text-properties officeooo:paragraph-rsid="019e8cfb"/>
    </style:style>
    <style:style style:name="P6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526a1ff" officeooo:paragraph-rsid="019ccc83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Ubuntu4" fo:font-size="12pt" officeooo:paragraph-rsid="01a07154" style:font-size-asian="12pt" style:font-size-complex="12pt"/>
    </style:style>
    <style:style style:name="P68" style:family="paragraph" style:parent-style-name="Standard" style:list-style-name="L1">
      <style:paragraph-properties fo:break-before="page"/>
      <style:text-properties officeooo:paragraph-rsid="00fe7fca"/>
    </style:style>
    <style:style style:name="P69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style:text-line-through-style="none" style:text-line-through-type="none" style:font-name="Ubuntu4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1e8d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aefd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86f0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619c1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af24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e4269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00ed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05b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25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3d0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552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2ae7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81690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8d105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907b8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291ec0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03e69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6a1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be3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bd7b0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2a33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223c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e1d6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e974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13aa8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8b454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244f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77c6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44939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5ed8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5dd0e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d3d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e2d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0fe7fc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officeooo:rsid="01cd201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Ubuntu4" fo:font-size="12pt" fo:language="nl" fo:country="NL" fo:font-style="italic" style:text-underline-style="none" fo:font-weight="normal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fo:color="#000000" style:text-line-through-style="none" style:text-line-through-type="none" style:font-name="Ubuntu4" fo:font-size="12pt" fo:language="nl" fo:country="NL" fo:font-style="italic" style:text-underline-style="none" fo:font-weight="normal" officeooo:rsid="007acaae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fo:color="#000000" style:text-line-through-style="none" style:text-line-through-type="none" style:font-name="Ubuntu4" fo:font-size="12pt" fo:language="nl" fo:country="NL" fo:font-style="italic" style:text-underline-style="none" fo:font-weight="normal" officeooo:rsid="018bfb3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5" style:family="text">
      <style:text-properties fo:color="#000000" style:text-line-through-style="none" style:text-line-through-type="none" style:font-name="Ubuntu4" fo:font-size="12pt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66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36504a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331598b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text-line-through-style="none" style:text-line-through-type="none" style:font-name="Ubuntu4" fo:font-size="12pt" fo:language="nl" fo:country="NL" style:text-underline-style="none" fo:font-weight="normal" officeooo:rsid="0188be03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9" style:family="text">
      <style:text-properties fo:color="#000000" style:text-line-through-style="none" style:text-line-through-type="none" style:font-name="Arial1" fo:font-size="12pt" fo:language="nl" fo:country="NL" fo:font-style="normal" style:text-underline-style="none" fo:font-weight="normal" officeooo:rsid="0046a787" fo:background-color="transparent" loext:char-shading-value="0" style:font-name-asian="Arial1" style:font-size-asian="12pt" style:language-asian="nl" style:country-asian="NL" style:font-style-asian="normal" style:font-weight-asian="normal" style:font-name-complex="Arial1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fo:font-size="12pt" fo:language="nl" fo:country="NL" style:text-underline-style="none" fo:font-weight="normal" officeooo:rsid="002ef899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text-line-through-style="none" style:text-line-through-type="none" fo:font-size="12pt" fo:language="nl" fo:country="NL" style:text-underline-style="none" fo:font-weight="normal" officeooo:rsid="02907b8c" fo:background-color="transparent" loext:char-shading-value="0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fo:font-size="12pt" fo:language="nl" fo:country="NL" fo:font-style="norma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fo:font-size="12pt" fo:language="nl" fo:country="NL" fo:font-style="normal" style:text-underline-style="none" officeooo:rsid="002ae71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style:text-line-through-style="none" style:text-line-through-type="none" fo:font-size="12pt" fo:language="nl" fo:country="NL" fo:font-style="normal" style:text-underline-style="none" officeooo:rsid="013d34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style:text-line-through-style="none" style:text-line-through-type="none" fo:font-size="12pt" fo:language="nl" fo:country="NL" fo:font-style="normal" fo:font-weight="normal" officeooo:rsid="00e4d1b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fo:font-size="12pt" fo:language="nl" fo:country="NL" fo:font-style="normal" fo:font-weight="normal" officeooo:rsid="002ae71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fo:font-size="12pt" fo:language="nl" fo:country="NL" fo:font-style="normal" fo:font-weight="normal" officeooo:rsid="00dd2a8a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fo:font-size="12pt" fo:language="nl" fo:country="NL" fo:font-style="normal" fo:font-weight="normal" officeooo:rsid="00db79c1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fo:font-size="12pt" fo:language="nl" fo:country="NL" fo:font-style="normal" fo:font-weight="normal" officeooo:rsid="00db7f2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fo:font-size="12pt" fo:language="nl" fo:country="NL" fo:font-style="normal" fo:font-weight="normal" officeooo:rsid="00acdb5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fo:font-size="12pt" fo:language="nl" fo:country="NL" fo:font-style="normal" fo:font-weight="normal" officeooo:rsid="0183711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fo:font-size="12pt" fo:language="nl" fo:country="NL" fo:font-style="normal" fo:font-weight="normal" officeooo:rsid="0185636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fo:font-size="12pt" fo:language="nl" fo:country="NL" fo:font-style="normal" fo:font-weight="normal" officeooo:rsid="01867e7d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fo:font-size="12pt" fo:language="nl" fo:country="NL" fo:font-style="normal" fo:font-weight="normal" officeooo:rsid="0191218c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fo:font-size="12pt" fo:language="nl" fo:country="NL" fo:font-style="italic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style:text-line-through-style="none" style:text-line-through-type="none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style:text-line-through-style="none" style:text-line-through-type="none" fo:language="nl" fo:country="NL" style:text-underline-style="none" fo:font-weight="normal" officeooo:rsid="00e2d52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1" style:family="text">
      <style:text-properties fo:color="#000000" style:text-line-through-style="none" style:text-line-through-type="none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style:text-line-through-style="none" style:text-line-through-type="none" fo:language="nl" fo:country="NL" fo:font-style="normal" style:text-underline-style="none" officeooo:rsid="003abb2d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style:text-line-through-style="none" style:text-line-through-type="none" fo:language="nl" fo:country="NL" fo:font-style="normal" style:text-underline-style="none" officeooo:rsid="00fe7fc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style:text-line-through-style="none" style:text-line-through-type="none" fo:language="nl" fo:country="NL" fo:font-style="normal" style:text-underline-style="none" officeooo:rsid="01cd201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style:text-line-through-style="none" style:text-line-through-type="none" fo:language="nl" fo:country="NL" fo:font-style="normal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fo:language="nl" fo:country="NL" fo:font-style="normal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fo:language="nl" fo:country="NL" fo:font-style="normal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fo:language="nl" fo:country="NL" fo:font-style="italic" style:text-underline-style="none" fo:font-weight="normal" officeooo:rsid="003abb2d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9" style:family="text">
      <style:text-properties fo:color="#000000" style:text-line-through-style="none" style:text-line-through-type="none" fo:language="nl" fo:country="NL" fo:font-style="italic" style:text-underline-style="none" fo:font-weight="normal" officeooo:rsid="00fe7fca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0" style:family="text">
      <style:text-properties fo:color="#000000" style:text-line-through-style="none" style:text-line-through-type="none" fo:language="nl" fo:country="NL" fo:font-style="italic" style:text-underline-style="none" fo:font-weight="normal" officeooo:rsid="01cd201b" fo:background-color="transparent" loext:char-shading-value="0" style:font-name-asian="DejaVu Sans1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01" style:family="text">
      <style:text-properties fo:color="#000000" style:font-name="Ubuntu4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style:font-name="Ubuntu4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style:font-name="Ubuntu4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style:font-name="Ubuntu4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style:font-name="Ubuntu4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style:font-name="Ubuntu4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style:font-name="Ubuntu4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font-name="Ubuntu4" fo:font-size="12pt" fo:language="nl" fo:country="NL" fo:font-style="normal" fo:font-weight="normal" officeooo:rsid="0019502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font-name="Ubuntu4" fo:font-size="12pt" fo:language="nl" fo:country="NL" fo:font-style="normal" fo:font-weight="normal" officeooo:rsid="008e7d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font-name="Ubuntu4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font-name="Ubuntu4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font-name="Ubuntu4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font-name="Ubuntu4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style:font-name="Ubuntu4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style:font-name="Ubuntu4" fo:font-size="12pt" fo:language="nl" fo:country="NL" fo:font-style="normal" fo:font-weight="normal" officeooo:rsid="015a4f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style:font-name="Ubuntu4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font-name="Ubuntu4" fo:font-size="12pt" fo:language="nl" fo:country="NL" fo:font-style="normal" fo:font-weight="normal" officeooo:rsid="01cd201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font-name="Ubuntu4" fo:font-size="12pt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style:font-name="Ubuntu4" fo:font-size="12pt" fo:language="nl" fo:country="NL" fo:font-style="normal" officeooo:rsid="01cd201b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fo:language="nl" fo:country="NL" fo:font-style="normal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fo:language="nl" fo:country="NL" fo:font-style="normal" officeooo:rsid="01cd201b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fo:language="nl" fo:country="NL" fo:font-style="normal" fo:font-weight="normal" officeooo:rsid="01cd201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fo:language="nl" fo:country="NL" fo:font-style="italic" fo:font-weight="normal" officeooo:rsid="01cd201b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27" style:family="text">
      <style:text-properties officeooo:rsid="014eeaf0"/>
    </style:style>
    <style:style style:name="T128" style:family="text">
      <style:text-properties officeooo:rsid="014ea810"/>
    </style:style>
    <style:style style:name="T129" style:family="text">
      <style:text-properties style:font-name="Ubuntu4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30" style:family="text">
      <style:text-properties style:font-name="Ubuntu4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style:font-name="Ubuntu4" fo:font-size="12pt" fo:font-weight="normal" officeooo:rsid="0091dc3b" style:font-weight-asian="normal" style:font-weight-complex="normal"/>
    </style:style>
    <style:style style:name="T132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213df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62cf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1950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8d28d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60b72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1148b8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Ubuntu4" fo:font-size="12pt" fo:language="nl" fo:country="NL" fo:font-style="normal" style:text-underline-style="none" fo:font-weight="normal" officeooo:rsid="00bddfbe" fo:background-color="transparent" loext:char-shading-value="0" style:font-name-asian="Ubuntu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Ubuntu4" fo:font-size="12pt" style:text-underline-style="none" fo:font-weight="normal" officeooo:rsid="00bddfbe" style:font-name-asian="Ubuntu5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Ubuntu4" fo:font-size="12pt" style:text-underline-style="none" fo:font-weight="normal" officeooo:rsid="0be91597" style:font-name-asian="DejaVu Sans1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Ubuntu4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43" style:family="text">
      <style:text-properties style:text-line-through-style="none" style:text-line-through-type="none" style:font-name="Ubuntu4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44" style:family="text">
      <style:text-properties style:text-line-through-style="none" style:text-line-through-type="none" style:font-name="Ubuntu4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45" style:family="text">
      <style:text-properties style:text-line-through-style="none" style:text-line-through-type="none" style:font-name="Ubuntu4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46" style:family="text">
      <style:text-properties style:text-line-through-style="none" style:text-line-through-type="none" fo:font-size="12pt" fo:language="nl" fo:country="NL" style:text-underline-style="none" fo:font-weight="normal" officeooo:rsid="004f961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fo:font-size="12pt" fo:language="nl" fo:country="NL" style:text-underline-style="none" fo:font-weight="normal" officeooo:rsid="005a11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fo:font-size="12pt" fo:language="nl" fo:country="NL" style:text-underline-style="none" fo:font-weight="normal" officeooo:rsid="004f610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808080" style:font-name="Ubuntu4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0" style:family="text">
      <style:text-properties officeooo:rsid="00172dcf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weight="normal" officeooo:rsid="00172dcf" style:font-weight-asian="normal" style:font-weight-complex="normal"/>
    </style:style>
    <style:style style:name="T153" style:family="text">
      <style:text-properties fo:font-size="12pt" style:font-size-asian="12pt" style:font-size-complex="12pt"/>
    </style:style>
    <style:style style:name="T154" style:family="text">
      <style:text-properties fo:font-size="12pt" officeooo:rsid="007505e5" style:font-size-asian="12pt" style:font-size-complex="12pt"/>
    </style:style>
    <style:style style:name="T155" style:family="text">
      <style:text-properties fo:font-size="12pt" officeooo:rsid="0013aa8e" style:font-size-asian="12pt" style:font-size-complex="12pt"/>
    </style:style>
    <style:style style:name="T156" style:family="text">
      <style:text-properties fo:font-size="12pt" officeooo:rsid="007ef2fc" style:font-size-asian="12pt" style:font-size-complex="12pt"/>
    </style:style>
    <style:style style:name="T157" style:family="text">
      <style:text-properties fo:font-size="12pt" officeooo:rsid="009c12e0" style:font-size-asian="12pt" style:font-size-complex="12pt"/>
    </style:style>
    <style:style style:name="T158" style:family="text">
      <style:text-properties fo:font-size="12pt" officeooo:rsid="00178133" style:font-size-asian="12pt" style:font-size-complex="12pt"/>
    </style:style>
    <style:style style:name="T159" style:family="text">
      <style:text-properties fo:font-size="11pt" style:font-size-asian="11pt" style:font-size-complex="11pt"/>
    </style:style>
    <style:style style:name="T160" style:family="text">
      <style:text-properties officeooo:rsid="0119bd75"/>
    </style:style>
    <style:style style:name="T161" style:family="text">
      <style:text-properties style:text-underline-style="none" officeooo:rsid="009c12e0" style:font-size-asian="12pt" style:font-size-complex="12pt"/>
    </style:style>
    <style:style style:name="T162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cca9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c2071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Ubuntu4" fo:font-size="12pt" fo:letter-spacing="normal" fo:language="nl" fo:country="NL" fo:font-style="normal" style:text-underline-style="none" fo:font-weight="normal" officeooo:rsid="019e8c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/>
      </text:list-level-style-number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5" form:id="control10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6" form:id="control10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7" form:id="control10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8" form:id="control10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7" form:id="control1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8" form:id="control1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9" form:id="control15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0" form:id="control16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1" form:id="control16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trong_20_Emphasis"><text:span text:style-name="T102">C</text:span></text:span><text:span text:style-name="Strong_20_Emphasis"><text:span text:style-name="T101">hecklist voor </text:span></text:span><text:span text:style-name="Strong_20_Emphasis"><text:span text:style-name="T102">het</text:span></text:span><text:span text:style-name="Strong_20_Emphasis"><text:span text:style-name="T101"> migr</text:span></text:span><text:span text:style-name="Strong_20_Emphasis"><text:span text:style-name="T102">eren</text:span></text:span><text:span text:style-name="Strong_20_Emphasis"><text:span text:style-name="T101"> van </text:span></text:span><text:span text:style-name="Strong_20_Emphasis"><text:span text:style-name="T103">Microsoft </text:span></text:span><text:span text:style-name="Strong_20_Emphasis"><text:span text:style-name="T101">Windows naar Ubuntu </text:span></text:span><text:span text:style-name="Strong_20_Emphasis"><text:span text:style-name="T103">Linux</text:span></text:span><text:span text:style-name="T101">.</text:span></text:p>
      <text:p text:style-name="P5"><text:span text:style-name="Strong_20_Emphasis"><text:span text:style-name="T101"/></text:span></text:p>
      <text:p text:style-name="P6"><text:span text:style-name="Strong_20_Emphasis"><text:span text:style-name="T101">Kijk op </text:span></text:span><text:a xlink:type="simple" xlink:href="https://karelzimmer.nl/" text:style-name="Internet_20_link" text:visited-style-name="Visited_20_Internet_20_Link"><text:span text:style-name="Internet_20_link"><text:span text:style-name="T129">karelzimmer.nl</text:span></text:span></text:a><text:span text:style-name="Strong_20_Emphasis"><text:span text:style-name="T101"> </text:span></text:span><text:span text:style-name="Strong_20_Emphasis"><text:span text:style-name="T105">voor</text:span></text:span><text:span text:style-name="Strong_20_Emphasis"><text:span text:style-name="T104"> </text:span></text:span><text:span text:style-name="Strong_20_Emphasis"><text:span text:style-name="T130">deze en andere </text:span></text:span><text:span text:style-name="Strong_20_Emphasis"><text:span text:style-name="T106">checklists, scripts, en overige bestanden.</text:span></text:span></text:p>
      <text:p text:style-name="P27"/>
      <text:p text:style-name="P11"><text:span text:style-name="Strong_20_Emphasis"><text:span text:style-name="T143">D</text:span></text:span><text:span text:style-name="Strong_20_Emphasis"><text:span text:style-name="T142">it is een invulbare PD</text:span></text:span><text:span text:style-name="Strong_20_Emphasis"><text:span text:style-name="T144">F</text:span></text:span><text:span text:style-name="Strong_20_Emphasis"><text:span text:style-name="T142"> met tekst- en keuzevakken; </text:span></text:span><text:span text:style-name="Strong_20_Emphasis"><text:span text:style-name="T145">a</text:span></text:span><text:span text:style-name="Strong_20_Emphasis"><text:span text:style-name="T142">fdrukken is niet noodzakelijk.</text:span></text:span></text:p>
      <text:p text:style-name="P10"><text:span text:style-name="Strong_20_Emphasis"><text:span text:style-name="T131"/></text:span></text:p>
      <text:list xml:id="list4117792671" text:style-name="L1">
        <text:list-item>
          <text:p text:style-name="P58"><text:span text:style-name="T118">Migratie voorbereiden</text:span><text:span text:style-name="T125"> (</text:span><text:span text:style-name="T126">op</text:span><text:span text:style-name="T125"> Windows)</text:span></text:p>
        </text:list-item>
      </text:list>
      <text:p text:style-name="P3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08" draw:name="Vorm1" draw:style-name="gr1" draw:text-style-name="P70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2">Download Mozilla Firefox, Mozilla Thunderbird, </text:span></text:span><text:span text:style-name="Strong_20_Emphasis"><text:span text:style-name="T43">en Google Chrome</text:span></text:span><text:span text:style-name="Strong_20_Emphasis"><text:span text:style-name="T42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09" draw:name="Vorm2" draw:style-name="gr1" draw:text-style-name="P70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4"><text:span text:style-name="T107">Verbreek de Internet-verbinding, zodat er geen nieuwe </text:span><text:span text:style-name="T108">e-</text:span><text:span text:style-name="T107">mails </text:span><text:span text:style-name="T108">meer</text:span><text:span text:style-name="T109"> </text:span><text:span text:style-name="T108">binnen </text:span><text:span text:style-name="T109">kunnen </text:span><text:span text:style-name="T10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0" draw:name="Vorm3" draw:style-name="gr1" draw:text-style-name="P70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21"><text:span text:style-name="T153">Verzame</text:span><text:span text:style-name="T154">l</text:span><text:span text:style-name="T153"> </text:span><text:span text:style-name="T155">computernaam en </text:span><text:span text:style-name="T153">gebruikersnamen (zie pagina </text:span><text:span text:style-name="T156">4</text:span><text:span text:style-name="T153">)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1" draw:name="Vorm4" draw:style-name="gr1" draw:text-style-name="P70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22"><text:span text:style-name="T153">Verzamel </text:span><text:span text:style-name="Emphasis"><text:span text:style-name="T161">per gebruiker</text:span></text:span><text:span text:style-name="T157"> </text:span><text:span text:style-name="T153">E-mail-adressen </text:span><text:span text:style-name="T158">en</text:span><text:span text:style-name="T153"> mail</text:span><text:span text:style-name="T158">-</text:span><text:span text:style-name="T153">server</text:span><text:span text:style-name="T158">-adressen</text:span><text:span text:style-name="T153"> inclusief gebruikersnamen en wachtwoorden, zie pagina </text:span><text:span text:style-name="T156">4</text:span><text:span text:style-name="T153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14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2" draw:name="Vorm5" draw:style-name="gr1" draw:text-style-name="P70" svg:width="0.35cm" svg:height="0.35cm" draw:control="control113"/></text:span></text:span></text:p>
          </table:table-cell>
          <table:table-cell table:style-name="_31_._5f_Migratie_5f_voorbereiden.A1" office:value-type="string">
            <text:p text:style-name="P15"><text:span text:style-name="T107">Installeer en start </text:span><text:span text:style-name="T116">Google Chrome</text:span><text:span text:style-name="T107">, i</text:span><text:span text:style-name="T53">mporteer </text:span><text:span text:style-name="Emphasis"><text:span text:style-name="T89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07">.</text:span></text:p>
            <text:p text:style-name="P15"><text:span text:style-name="T111">Als importeren niet lukt, alles exporteren </text:span><text:span text:style-name="T115">op alle mogelijke manieren </text:span><text:span text:style-name="T111">vanuit </text:span><text:span text:style-name="T112">de </text:span><text:span text:style-name="T11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3" draw:name="Vorm6" draw:style-name="gr1" draw:text-style-name="P70" svg:width="0.35cm" svg:height="0.35cm" draw:control="control114"/></text:span></text:span></text:p>
          </table:table-cell>
          <table:table-cell table:style-name="_31_._5f_Migratie_5f_voorbereiden.A1" office:value-type="string">
            <text:p text:style-name="P16"><text:span text:style-name="T107">Installeer en start Mozilla Firefox, i</text:span><text:span text:style-name="T53">mporteer </text:span><text:span text:style-name="Emphasis"><text:span text:style-name="T89">per gebruiker</text:span></text:span><text:span text:style-name="T54"> </text:span><text:span text:style-name="T53">alles </text:span><text:span text:style-name="T55">vanuit </text:span><text:span text:style-name="T56">de </text:span><text:span text:style-name="T55">huidige browser</text:span><text:span text:style-name="T53">, en controleer de werking</text:span><text:span text:style-name="T107">.</text:span></text:p>
            <text:p text:style-name="P16"><text:span text:style-name="T111">Als importeren niet lukt, alles exporteren </text:span><text:span text:style-name="T115">op alle mogelijke manieren </text:span><text:span text:style-name="T111">vanuit </text:span><text:span text:style-name="T112">de </text:span><text:span text:style-name="T111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4" draw:name="Vorm7" draw:style-name="gr1" draw:text-style-name="P70" svg:width="0.35cm" svg:height="0.35cm" draw:control="control115"/></text:span></text:span></text:p>
          </table:table-cell>
          <table:table-cell table:style-name="_31_._5f_Migratie_5f_voorbereiden.A1" office:value-type="string">
            <text:p text:style-name="P14"><text:span text:style-name="T107">Installeer en start Mozilla Thunderbird, importeer </text:span><text:span text:style-name="Emphasis"><text:span text:style-name="T120">per gebruiker</text:span></text:span><text:span text:style-name="T110"> </text:span><text:span text:style-name="T111">vanuit </text:span><text:span text:style-name="T112">het </text:span><text:span text:style-name="T111">huidig e-mailprogramma </text:span><text:span text:style-name="T113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5" draw:name="Vorm8" draw:style-name="gr1" draw:text-style-name="P70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<text:s/></text:span></text:span><text:span text:style-name="Strong_20_Emphasis"><text:span text:style-name="T58"><draw:control text:anchor-type="as-char" draw:z-index="116" draw:name="Vorm9" draw:style-name="gr1" draw:text-style-name="P70" svg:width="0.35cm" svg:height="0.35cm" draw:control="control117"/></text:span></text:span><text:span text:style-name="Strong_20_Emphasis"><text:span text:style-name="T40"><text:s/></text:span></text:span><text:span text:style-name="Strong_20_Emphasis"><text:span text:style-name="T58"><draw:control text:anchor-type="as-char" draw:z-index="117" draw:name="Vorm10" draw:style-name="gr1" draw:text-style-name="P70" svg:width="0.35cm" svg:height="0.35cm" draw:control="control118"/></text:span></text:span><text:span text:style-name="Strong_20_Emphasis"><text:span text:style-name="T40"><text:s/></text:span></text:span><text:span text:style-name="Strong_20_Emphasis"><text:span text:style-name="T58"><draw:control text:anchor-type="as-char" draw:z-index="118" draw:name="Vorm11" draw:style-name="gr1" draw:text-style-name="P70" svg:width="0.35cm" svg:height="0.35cm" draw:control="control119"/></text:span></text:span><text:span text:style-name="Strong_20_Emphasis"><text:span text:style-name="T40"><text:s/></text:span></text:span><text:span text:style-name="Strong_20_Emphasis"><text:span text:style-name="T58"><draw:control text:anchor-type="as-char" draw:z-index="139" draw:name="Vorm12" draw:style-name="gr1" draw:text-style-name="P70" svg:width="0.35cm" svg:height="0.35cm" draw:control="control140"/></text:span></text:span><text:span text:style-name="Strong_20_Emphasis"><text:span text:style-name="T58"><text:tab/></text:span></text:span><text:span text:style-name="T113">accountinstellingen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19" draw:name="Vorm13" draw:style-name="gr1" draw:text-style-name="P70" svg:width="0.35cm" svg:height="0.35cm" draw:control="control120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41"><text:s/></text:span></text:span><text:span text:style-name="Strong_20_Emphasis"><text:span text:style-name="T140"><draw:control text:anchor-type="as-char" draw:z-index="135" draw:name="Vorm14" draw:style-name="gr1" draw:text-style-name="P70" svg:width="0.35cm" svg:height="0.35cm" draw:control="control136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6" draw:name="Vorm15" draw:style-name="gr1" draw:text-style-name="P70" svg:width="0.35cm" svg:height="0.35cm" draw:control="control137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7" draw:name="Vorm16" draw:style-name="gr1" draw:text-style-name="P70" svg:width="0.35cm" svg:height="0.35cm" draw:control="control138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8" draw:name="Vorm17" draw:style-name="gr1" draw:text-style-name="P70" svg:width="0.35cm" svg:height="0.35cm" draw:control="control139"/></text:span></text:span><text:span text:style-name="Strong_20_Emphasis"><text:span text:style-name="T140"><text:tab/></text:span></text:span>E-mailmappen,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20" draw:name="Vorm18" draw:style-name="gr1" draw:text-style-name="P70" svg:width="0.35cm" svg:height="0.35cm" draw:control="control121"/></text:span></text:span></text:p>
          </table:table-cell>
          <table:table-cell table:style-name="_31_._5f_Migratie_5f_voorbereiden.A1" office:value-type="string">
            <text:p text:style-name="P23"><text:span text:style-name="Strong_20_Emphasis"><text:span text:style-name="T141"><text:s/></text:span></text:span><text:span text:style-name="Strong_20_Emphasis"><text:span text:style-name="T140"><draw:control text:anchor-type="as-char" draw:z-index="131" draw:name="Vorm19" draw:style-name="gr1" draw:text-style-name="P70" svg:width="0.35cm" svg:height="0.35cm" draw:control="control132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2" draw:name="Vorm20" draw:style-name="gr1" draw:text-style-name="P70" svg:width="0.35cm" svg:height="0.35cm" draw:control="control133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3" draw:name="Vorm21" draw:style-name="gr1" draw:text-style-name="P70" svg:width="0.35cm" svg:height="0.35cm" draw:control="control134"/></text:span></text:span><text:span text:style-name="Strong_20_Emphasis"><text:span text:style-name="T141"><text:s/></text:span></text:span><text:span text:style-name="Strong_20_Emphasis"><text:span text:style-name="T140"><draw:control text:anchor-type="as-char" draw:z-index="134" draw:name="Vorm22" draw:style-name="gr1" draw:text-style-name="P70" svg:width="0.35cm" svg:height="0.35cm" draw:control="control135"/></text:span></text:span><text:span text:style-name="Strong_20_Emphasis"><text:span text:style-name="T140"><text:tab/></text:span></text:span>adresboek, en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21" draw:name="Vorm23" draw:style-name="gr1" draw:text-style-name="P70" svg:width="0.35cm" svg:height="0.35cm" draw:control="control122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<text:s/></text:span></text:span><text:span text:style-name="Strong_20_Emphasis"><text:span text:style-name="T58"><draw:control text:anchor-type="as-char" draw:z-index="127" draw:name="Vorm24" draw:style-name="gr1" draw:text-style-name="P70" svg:width="0.35cm" svg:height="0.35cm" draw:control="control128"/></text:span></text:span><text:span text:style-name="Strong_20_Emphasis"><text:span text:style-name="T40"><text:s/></text:span></text:span><text:span text:style-name="Strong_20_Emphasis"><text:span text:style-name="T58"><draw:control text:anchor-type="as-char" draw:z-index="128" draw:name="Vorm25" draw:style-name="gr1" draw:text-style-name="P70" svg:width="0.35cm" svg:height="0.35cm" draw:control="control129"/></text:span></text:span><text:span text:style-name="Strong_20_Emphasis"><text:span text:style-name="T40"><text:s/></text:span></text:span><text:span text:style-name="Strong_20_Emphasis"><text:span text:style-name="T58"><draw:control text:anchor-type="as-char" draw:z-index="129" draw:name="Vorm26" draw:style-name="gr1" draw:text-style-name="P70" svg:width="0.35cm" svg:height="0.35cm" draw:control="control130"/></text:span></text:span><text:span text:style-name="Strong_20_Emphasis"><text:span text:style-name="T40"><text:s/></text:span></text:span><text:span text:style-name="Strong_20_Emphasis"><text:span text:style-name="T58"><draw:control text:anchor-type="as-char" draw:z-index="130" draw:name="Vorm27" draw:style-name="gr1" draw:text-style-name="P70" svg:width="0.35cm" svg:height="0.35cm" draw:control="control131"/></text:span></text:span><text:span text:style-name="Strong_20_Emphasis"><text:span text:style-name="T58"><text:tab/></text:span></text:span><text:span text:style-name="T114">agenda, </text:span><text:span text:style-name="T107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><text:span text:style-name="Strong_20_Emphasis"><text:span text:style-name="T40"><text:s/></text:span></text:span><text:span text:style-name="Strong_20_Emphasis"><text:span text:style-name="T58"><draw:control text:anchor-type="as-char" draw:z-index="122" draw:name="Vorm28" draw:style-name="gr1" draw:text-style-name="P70" svg:width="0.35cm" svg:height="0.35cm" draw:control="control123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40"><text:s/></text:span></text:span><text:span text:style-name="Strong_20_Emphasis"><text:span text:style-name="T58"><draw:control text:anchor-type="as-char" draw:z-index="123" draw:name="Vorm29" draw:style-name="gr1" draw:text-style-name="P70" svg:width="0.35cm" svg:height="0.35cm" draw:control="control124"/></text:span></text:span><text:span text:style-name="Strong_20_Emphasis"><text:span text:style-name="T40"><text:s/></text:span></text:span><text:span text:style-name="Strong_20_Emphasis"><text:span text:style-name="T58"><draw:control text:anchor-type="as-char" draw:z-index="124" draw:name="Vorm30" draw:style-name="gr1" draw:text-style-name="P70" svg:width="0.35cm" svg:height="0.35cm" draw:control="control125"/></text:span></text:span><text:span text:style-name="Strong_20_Emphasis"><text:span text:style-name="T40"><text:s/></text:span></text:span><text:span text:style-name="Strong_20_Emphasis"><text:span text:style-name="T58"><draw:control text:anchor-type="as-char" draw:z-index="125" draw:name="Vorm31" draw:style-name="gr1" draw:text-style-name="P70" svg:width="0.35cm" svg:height="0.35cm" draw:control="control126"/></text:span></text:span><text:span text:style-name="Strong_20_Emphasis"><text:span text:style-name="T40"><text:s/></text:span></text:span><text:span text:style-name="Strong_20_Emphasis"><text:span text:style-name="T58"><draw:control text:anchor-type="as-char" draw:z-index="126" draw:name="Vorm32" draw:style-name="gr1" draw:text-style-name="P70" svg:width="0.35cm" svg:height="0.35cm" draw:control="control127"/></text:span></text:span><text:span text:style-name="Strong_20_Emphasis"><text:span text:style-name="T58"><text:tab/></text:span></text:span><text:span text:style-name="T107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9"/>
          </table:table-cell>
          <table:table-cell table:style-name="_31_._5f_Migratie_5f_voorbereiden.A1" office:value-type="string">
            <text:p text:style-name="P24">Als importeren niet lukt, alles exporteren op alle mogelijke manieren vanuit het huidig e-mailprogramma om later de gegevens alsnog te kunnen importeren.</text:p>
          </table:table-cell>
        </table:table-row>
      </table:table>
      <text:p text:style-name="P26"/>
      <text:list xml:id="list84849844649406" text:continue-list="list4117792671" text:style-name="L1">
        <text:list-item text:start-value="1">
          <text:p text:style-name="P68"><text:span text:style-name="Strong_20_Emphasis"><text:span text:style-name="T92">Migratie voorbereiden</text:span></text:span><text:span text:style-name="Strong_20_Emphasis"><text:span text:style-name="T98"> (</text:span></text:span><text:span text:style-name="Strong_20_Emphasis"><text:span text:style-name="T100">op</text:span></text:span><text:span text:style-name="Strong_20_Emphasis"><text:span text:style-name="T98"> Windows) - </text:span></text:span><text:span text:style-name="Strong_20_Emphasis"><text:span text:style-name="T99">vervolg</text:span></text:span></text:p>
        </text:list-item>
      </text:list>
      <text:p text:style-name="P4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40"><text:span text:style-name="Strong_20_Emphasis"><text:span text:style-name="T40"><text:s/></text:span></text:span><text:span text:style-name="Strong_20_Emphasis"><text:span text:style-name="T58"><draw:control text:anchor-type="as-char" draw:z-index="140" draw:name="Vorm33" draw:style-name="gr1" draw:text-style-name="P70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17"><text:span text:style-name="Strong_20_Emphasis"><text:span text:style-name="T44">Z</text:span></text:span><text:span text:style-name="Strong_20_Emphasis"><text:span text:style-name="T45">et een eventuele virusscanner uit </text:span></text:span><text:span text:style-name="Strong_20_Emphasis"><text:span text:style-name="T46">o</text:span></text:span><text:span text:style-name="Strong_20_Emphasis"><text:span text:style-name="T47">f start Ubuntu Live vanaf USB-stick of DVD</text:span></text:span><text:span text:style-name="Strong_20_Emphasis"><text:span text:style-name="T4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2" draw:name="Vorm34" draw:style-name="gr1" draw:text-style-name="P70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32">M</text:span></text:span><text:span text:style-name="Strong_20_Emphasis"><text:span text:style-name="T6">aak een Windows </text:span></text:span><text:span text:style-name="Strong_20_Emphasis"><text:span text:style-name="T7">back-up</text:span></text:span><text:span text:style-name="Strong_20_Emphasis"><text:span text:style-name="T6"> via kopiëren naar een externe harddisk</text:span></text:span><text:span text:style-name="Strong_20_Emphasis"><text:span text:style-name="T6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3" draw:name="Vorm35" draw:style-name="gr1" draw:text-style-name="P70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8">Mijn documenten, </text:span></text:span><text:span text:style-name="Strong_20_Emphasis"><text:span text:style-name="T29">etc</text:span></text:span><text:span text:style-name="Strong_20_Emphasis"><text:span text:style-name="T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4" draw:name="Vorm36" draw:style-name="gr1" draw:text-style-name="P70" svg:width="0.35cm" svg:height="0.35cm" draw:control="control145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8">C:\Belastingdienst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5" draw:name="Vorm37" draw:style-name="gr1" draw:text-style-name="P70" svg:width="0.35cm" svg:height="0.35cm" draw:control="control146"/></text:span></text:span></text:p>
          </table:table-cell>
          <table:table-cell table:style-name="_31_._5f_Migratie_5f_voorbereiden_5f__28_vervolg_29_.A1" office:value-type="string">
            <text:p text:style-name="P18"><text:span text:style-name="Strong_20_Emphasis"><text:span text:style-name="T8">Bureaubladachtergrond</text:span></text:span><text:span text:style-name="Strong_20_Emphasis"><text:span text:style-name="T34">en</text:span></text:span><text:span text:style-name="Strong_20_Emphasis"><text:span text:style-name="T8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6" draw:name="Vorm38" draw:style-name="gr1" draw:text-style-name="P70" svg:width="0.35cm" svg:height="0.35cm" draw:control="control147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40"><text:s/></text:span></text:span><text:span text:style-name="Strong_20_Emphasis"><text:span text:style-name="T58"><draw:control text:anchor-type="as-char" draw:z-index="149" draw:name="Vorm39" draw:style-name="gr1" draw:text-style-name="P70" svg:width="0.35cm" svg:height="0.35cm" draw:control="control150"/></text:span></text:span><text:span text:style-name="Strong_20_Emphasis"><text:span text:style-name="T40"><text:s/></text:span></text:span><text:span text:style-name="Strong_20_Emphasis"><text:span text:style-name="T58"><draw:control text:anchor-type="as-char" draw:z-index="150" draw:name="Vorm40" draw:style-name="gr1" draw:text-style-name="P70" svg:width="0.35cm" svg:height="0.35cm" draw:control="control151"/></text:span></text:span><text:span text:style-name="Strong_20_Emphasis"><text:span text:style-name="T40"><text:s/></text:span></text:span><text:span text:style-name="Strong_20_Emphasis"><text:span text:style-name="T58"><draw:control text:anchor-type="as-char" draw:z-index="151" draw:name="Vorm41" draw:style-name="gr1" draw:text-style-name="P70" svg:width="0.35cm" svg:height="0.35cm" draw:control="control152"/></text:span></text:span><text:span text:style-name="Strong_20_Emphasis"><text:span text:style-name="T40"><text:s/></text:span></text:span><text:span text:style-name="Strong_20_Emphasis"><text:span text:style-name="T58"><draw:control text:anchor-type="as-char" draw:z-index="152" draw:name="Vorm42" draw:style-name="gr1" draw:text-style-name="P70" svg:width="0.35cm" svg:height="0.35cm" draw:control="control153"/></text:span></text:span><text:span text:style-name="Strong_20_Emphasis"><text:span text:style-name="T58"><text:tab/></text:span></text:span><text:span text:style-name="Strong_20_Emphasis"><text:span text:style-name="T8">De aangemaakte </text:span></text:span><text:span text:style-name="Strong_20_Emphasis"><text:span text:style-name="T37">GC</text:span></text:span><text:span text:style-name="Strong_20_Emphasis"><text:span text:style-name="T8"> bestanden<text:line-break/><text:tab/><text:tab/><text:tab/><text:tab/></text:span></text:span><text:span text:style-name="Strong_20_Emphasis"><text:span text:style-name="T33">&lt;= </text:span></text:span><text:span text:style-name="Emphasis"><text:span text:style-name="T70">XP<text:tab/></text:span></text:span><text:span text:style-name="Emphasis"><text:span text:style-name="T71">:<text:tab/></text:span></text:span><text:span text:style-name="Emphasis"><text:span text:style-name="T73">C:\Documents and Settings\</text:span></text:span><text:span text:style-name="Definition"><text:span text:style-name="T146">&lt;</text:span></text:span><text:span text:style-name="Definition"><text:span text:style-name="T147">Gebruikersnaam</text:span></text:span><text:span text:style-name="Definition"><text:span text:style-name="T146">&gt;</text:span></text:span><text:span text:style-name="Strong_20_Emphasis"><text:span text:style-name="T8">\Application Data\</text:span></text:span><text:span text:style-name="Strong_20_Emphasis"><text:span text:style-name="T37">Google</text:span></text:span><text:span text:style-name="Strong_20_Emphasis"><text:span text:style-name="T8"><text:line-break/><text:tab/><text:tab/><text:tab/><text:tab/></text:span></text:span><text:span text:style-name="Strong_20_Emphasis"><text:span text:style-name="T33">&gt;= </text:span></text:span><text:span text:style-name="Strong_20_Emphasis"><text:span text:style-name="T63">W7</text:span></text:span><text:span text:style-name="Strong_20_Emphasis"><text:span text:style-name="T64"><text:tab/></text:span></text:span><text:span text:style-name="Emphasis"><text:span text:style-name="T88">:</text:span></text:span><text:span text:style-name="Emphasis"><text:span text:style-name="T71"><text:tab/></text:span></text:span><text:span text:style-name="Emphasis"><text:span text:style-name="T73">C:\Users\</text:span></text:span><text:span text:style-name="Definition"><text:span text:style-name="T146">&lt;</text:span></text:span><text:span text:style-name="Definition"><text:span text:style-name="T147">Gebruikersnaam</text:span></text:span><text:span text:style-name="Definition"><text:span text:style-name="T146">&gt;</text:span></text:span><text:span text:style-name="Strong_20_Emphasis"><text:span text:style-name="T9">\</text:span></text:span><text:span text:style-name="Strong_20_Emphasis"><text:span text:style-name="T8">AppData\Roaming\</text:span></text:span><text:span text:style-name="Strong_20_Emphasis"><text:span text:style-name="T37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7" draw:name="Vorm43" draw:style-name="gr1" draw:text-style-name="P70" svg:width="0.35cm" svg:height="0.35cm" draw:control="control148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40"><text:s/></text:span></text:span><text:span text:style-name="Strong_20_Emphasis"><text:span text:style-name="T58"><draw:control text:anchor-type="as-char" draw:z-index="153" draw:name="Vorm44" draw:style-name="gr1" draw:text-style-name="P70" svg:width="0.35cm" svg:height="0.35cm" draw:control="control154"/></text:span></text:span><text:span text:style-name="Strong_20_Emphasis"><text:span text:style-name="T40"><text:s/></text:span></text:span><text:span text:style-name="Strong_20_Emphasis"><text:span text:style-name="T58"><draw:control text:anchor-type="as-char" draw:z-index="154" draw:name="Vorm45" draw:style-name="gr1" draw:text-style-name="P70" svg:width="0.35cm" svg:height="0.35cm" draw:control="control155"/></text:span></text:span><text:span text:style-name="Strong_20_Emphasis"><text:span text:style-name="T40"><text:s/></text:span></text:span><text:span text:style-name="Strong_20_Emphasis"><text:span text:style-name="T58"><draw:control text:anchor-type="as-char" draw:z-index="155" draw:name="Vorm46" draw:style-name="gr1" draw:text-style-name="P70" svg:width="0.35cm" svg:height="0.35cm" draw:control="control156"/></text:span></text:span><text:span text:style-name="Strong_20_Emphasis"><text:span text:style-name="T40"><text:s/></text:span></text:span><text:span text:style-name="Strong_20_Emphasis"><text:span text:style-name="T58"><draw:control text:anchor-type="as-char" draw:z-index="156" draw:name="Vorm47" draw:style-name="gr1" draw:text-style-name="P70" svg:width="0.35cm" svg:height="0.35cm" draw:control="control157"/></text:span></text:span><text:span text:style-name="Strong_20_Emphasis"><text:span text:style-name="T58"><text:tab/></text:span></text:span><text:span text:style-name="Strong_20_Emphasis"><text:span text:style-name="T8">De aangemaakte FF bestanden<text:line-break/><text:tab/><text:tab/><text:tab/><text:tab/></text:span></text:span><text:span text:style-name="Strong_20_Emphasis"><text:span text:style-name="T33">&lt;= </text:span></text:span><text:span text:style-name="Emphasis"><text:span text:style-name="T70">XP<text:tab/></text:span></text:span><text:span text:style-name="Emphasis"><text:span text:style-name="T71">:<text:tab/></text:span></text:span><text:span text:style-name="Emphasis"><text:span text:style-name="T73">C:\Documents and Settings\</text:span></text:span><text:span text:style-name="Definition"><text:span text:style-name="T146">&lt;</text:span></text:span><text:span text:style-name="Definition"><text:span text:style-name="T147">Gebruikersnaam</text:span></text:span><text:span text:style-name="Definition"><text:span text:style-name="T146">&gt;</text:span></text:span><text:span text:style-name="Strong_20_Emphasis"><text:span text:style-name="T8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63">W7<text:tab/></text:span></text:span><text:span text:style-name="Emphasis"><text:span text:style-name="T88">:</text:span></text:span><text:span text:style-name="Emphasis"><text:span text:style-name="T71"><text:tab/></text:span></text:span><text:span text:style-name="Emphasis"><text:span text:style-name="T73">C:\Users\</text:span></text:span><text:span text:style-name="Definition"><text:span text:style-name="T146">&lt;</text:span></text:span><text:span text:style-name="Definition"><text:span text:style-name="T147">Gebruikersnaam</text:span></text:span><text:span text:style-name="Definition"><text:span text:style-name="T146">&gt;</text:span></text:span><text:span text:style-name="Strong_20_Emphasis"><text:span text:style-name="T9">\</text:span></text:span><text:span text:style-name="Strong_20_Emphasis"><text:span text:style-name="T8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42"><text:span text:style-name="Strong_20_Emphasis"><text:span text:style-name="T40"><text:s/></text:span></text:span><text:span text:style-name="Strong_20_Emphasis"><text:span text:style-name="T58"><draw:control text:anchor-type="as-char" draw:z-index="148" draw:name="Vorm48" draw:style-name="gr1" draw:text-style-name="P70" svg:width="0.35cm" svg:height="0.35cm" draw:control="control149"/></text:span></text:span></text:p>
          </table:table-cell>
          <table:table-cell table:style-name="_31_._5f_Migratie_5f_voorbereiden_5f__28_vervolg_29_.A1" office:value-type="string">
            <text:p text:style-name="P20"><text:span text:style-name="Strong_20_Emphasis"><text:span text:style-name="T40"><text:s/></text:span></text:span><text:span text:style-name="Strong_20_Emphasis"><text:span text:style-name="T58"><draw:control text:anchor-type="as-char" draw:z-index="157" draw:name="Vorm49" draw:style-name="gr1" draw:text-style-name="P70" svg:width="0.35cm" svg:height="0.35cm" draw:control="control158"/></text:span></text:span><text:span text:style-name="Strong_20_Emphasis"><text:span text:style-name="T40"><text:s/></text:span></text:span><text:span text:style-name="Strong_20_Emphasis"><text:span text:style-name="T58"><draw:control text:anchor-type="as-char" draw:z-index="158" draw:name="Vorm50" draw:style-name="gr1" draw:text-style-name="P70" svg:width="0.35cm" svg:height="0.35cm" draw:control="control159"/></text:span></text:span><text:span text:style-name="Strong_20_Emphasis"><text:span text:style-name="T40"><text:s/></text:span></text:span><text:span text:style-name="Strong_20_Emphasis"><text:span text:style-name="T58"><draw:control text:anchor-type="as-char" draw:z-index="159" draw:name="Vorm51" draw:style-name="gr1" draw:text-style-name="P70" svg:width="0.35cm" svg:height="0.35cm" draw:control="control160"/></text:span></text:span><text:span text:style-name="Strong_20_Emphasis"><text:span text:style-name="T40"><text:s/></text:span></text:span><text:span text:style-name="Strong_20_Emphasis"><text:span text:style-name="T58"><draw:control text:anchor-type="as-char" draw:z-index="160" draw:name="Vorm52" draw:style-name="gr1" draw:text-style-name="P70" svg:width="0.35cm" svg:height="0.35cm" draw:control="control161"/></text:span></text:span><text:span text:style-name="Strong_20_Emphasis"><text:span text:style-name="T58"><text:tab/></text:span></text:span><text:span text:style-name="Strong_20_Emphasis"><text:span text:style-name="T8">De aangemaakte TB bestanden<text:line-break/><text:tab/><text:tab/><text:tab/><text:tab/></text:span></text:span><text:span text:style-name="Strong_20_Emphasis"><text:span text:style-name="T33">&lt;= </text:span></text:span><text:span text:style-name="Emphasis"><text:span text:style-name="T70">XP<text:tab/></text:span></text:span><text:span text:style-name="Emphasis"><text:span text:style-name="T71">:<text:tab/></text:span></text:span><text:span text:style-name="Emphasis"><text:span text:style-name="T74">C:\Documents and Settings\</text:span></text:span><text:span text:style-name="Definition"><text:span text:style-name="T148">&lt;</text:span></text:span><text:span text:style-name="Definition"><text:span text:style-name="T147">Gebruikersnaam</text:span></text:span><text:span text:style-name="Definition"><text:span text:style-name="T148">&gt;</text:span></text:span><text:span text:style-name="Strong_20_Emphasis"><text:span text:style-name="T9">\</text:span></text:span><text:span text:style-name="Strong_20_Emphasis"><text:span text:style-name="T8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63">W7<text:tab/></text:span></text:span><text:span text:style-name="Emphasis"><text:span text:style-name="T88">:</text:span></text:span><text:span text:style-name="Emphasis"><text:span text:style-name="T71"><text:tab/></text:span></text:span><text:span text:style-name="Emphasis"><text:span text:style-name="T73">C:\Users\</text:span></text:span><text:span text:style-name="Definition"><text:span text:style-name="T146">&lt;</text:span></text:span><text:span text:style-name="Definition"><text:span text:style-name="T147">Gebruikersnaam</text:span></text:span><text:span text:style-name="Definition"><text:span text:style-name="T146">&gt;</text:span></text:span><text:span text:style-name="Strong_20_Emphasis"><text:span text:style-name="T9">\</text:span></text:span><text:span text:style-name="Strong_20_Emphasis"><text:span text:style-name="T8">AppData\Roaming\Thunderbird</text:span></text:span></text:p>
          </table:table-cell>
        </table:table-row>
      </table:table>
      <text:p text:style-name="P9"/>
      <text:p text:style-name="P38"/>
      <text:list xml:id="list84849235711322" text:continue-numbering="true" text:style-name="L1">
        <text:list-item>
          <text:p text:style-name="P60"><text:span text:style-name="Strong_20_Emphasis"><text:span text:style-name="T91">Ubuntu Linux installeren</text:span></text:span><text:span text:style-name="Strong_20_Emphasis"><text:span text:style-name="T26"> </text:span></text:span><text:span text:style-name="Emphasis"><text:span text:style-name="T72">overweeg dual-boot</text:span></text:span></text:p>
        </text:list-item>
      </text:list>
      <text:p text:style-name="P4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41"><text:span text:style-name="Strong_20_Emphasis"><text:span text:style-name="T40"><text:s/></text:span></text:span><text:span text:style-name="Strong_20_Emphasis"><text:span text:style-name="T58"><draw:control text:anchor-type="as-char" draw:z-index="141" draw:name="Vorm53" draw:style-name="gr1" draw:text-style-name="P70" svg:width="0.35cm" svg:height="0.35cm" draw:control="control142"/></text:span></text:span></text:p>
          </table:table-cell>
          <table:table-cell table:style-name="_32_._5f_Ubuntu_5f_installeren.A1" office:value-type="string">
            <text:p text:style-name="P19"><text:span text:style-name="Strong_20_Emphasis"><text:span text:style-name="T41">Installeer Ubuntu Linux volgens de “</text:span></text:span><text:span text:style-name="Strong_20_Emphasis"><text:span text:style-name="T48">Checklist</text:span></text:span><text:span text:style-name="Strong_20_Emphasis"><text:span text:style-name="T49"> i</text:span></text:span><text:span text:style-name="Strong_20_Emphasis"><text:span text:style-name="T50">nstallatie”, </text:span></text:span><text:span text:style-name="Emphasis"><text:span text:style-name="T90">met uitzondering van back-up terugzetten</text:span></text:span><text:span text:style-name="Strong_20_Emphasis"><text:span text:style-name="T51">.</text:span></text:span><text:span text:style-name="Strong_20_Emphasis"><text:span text:style-name="T41">.</text:span></text:span></text:p>
          </table:table-cell>
        </table:table-row>
      </table:table>
      <text:p text:style-name="P12"><text:span text:style-name="Strong_20_Emphasis"><text:span text:style-name="T139"><text:tab/></text:span></text:span></text:p>
      <text:list xml:id="list84850037427072" text:continue-numbering="true" text:style-name="L1">
        <text:list-item>
          <text:p text:style-name="P59"><text:span text:style-name="Strong_20_Emphasis"><text:span text:style-name="T91">Migratie uitvoeren</text:span></text:span><text:span text:style-name="Strong_20_Emphasis"><text:span text:style-name="T4"> </text:span></text:span><text:span text:style-name="Strong_20_Emphasis"><text:span text:style-name="T62">(</text:span></text:span><text:span text:style-name="Strong_20_Emphasis"><text:span text:style-name="T65">op</text:span></text:span><text:span text:style-name="Strong_20_Emphasis"><text:span text:style-name="T62"> Ubuntu Linux)</text:span></text:span><text:span text:style-name="Strong_20_Emphasis"><text:span text:style-name="T4"><text:line-break/></text:span></text:span></text:p>
          <text:p text:style-name="P69">De handelingen in dit hoofdstuk dienen per gebruiker te worden uitgevoerd</text:p>
          <text:p text:style-name="P57"><text:span text:style-name="Emphasis"><text:span text:style-name="T133"/></text:span></text:p>
        </text:list-item>
      </text:list>
      <text:p text:style-name="P13"><text:span text:style-name="Strong_20_Emphasis"><text:span text:style-name="T139"><draw:control text:anchor-type="as-char" draw:z-index="0" draw:name="Vorm54" draw:style-name="gr1" draw:text-style-name="P70" svg:width="0.35cm" svg:height="0.35cm" draw:control="control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2" draw:name="Vorm55" draw:style-name="gr1" draw:text-style-name="P70" svg:width="0.35cm" svg:height="0.35cm" draw:control="control1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3" draw:name="Vorm56" draw:style-name="gr1" draw:text-style-name="P70" svg:width="0.35cm" svg:height="0.35cm" draw:control="control1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4" draw:name="Vorm57" draw:style-name="gr1" draw:text-style-name="P70" svg:width="0.35cm" svg:height="0.35cm" draw:control="control15"/></text:span></text:span><text:span text:style-name="Strong_20_Emphasis"><text:span text:style-name="T139"><text:tab/></text:span></text:span><text:span text:style-name="Strong_20_Emphasis"><text:span text:style-name="T134">Zorg dat er geen </text:span></text:span><text:span text:style-name="Strong_20_Emphasis"><text:span text:style-name="T132">Internet-verbinding </text:span></text:span><text:span text:style-name="Strong_20_Emphasis"><text:span text:style-name="T134">is, zodat er geen nieuwe </text:span></text:span><text:span text:style-name="Strong_20_Emphasis"><text:span text:style-name="T135">e-</text:span></text:span><text:span text:style-name="Strong_20_Emphasis"><text:span text:style-name="T134">mails </text:span></text:span><text:span text:style-name="Strong_20_Emphasis"><text:span text:style-name="T136">kunnen </text:span></text:span><text:span text:style-name="Strong_20_Emphasis"><text:span text:style-name="T135">binnen</text:span></text:span><text:span text:style-name="Strong_20_Emphasis"><text:span text:style-name="T134">komen.</text:span></text:span></text:p>
      <text:p text:style-name="P7"><text:span text:style-name="Strong_20_Emphasis"><text:span text:style-name="T57"><draw:control text:anchor-type="as-char" draw:z-index="1" draw:name="Vorm58" draw:style-name="gr1" draw:text-style-name="P70" svg:width="0.35cm" svg:height="0.35cm" draw:control="control2"/></text:span></text:span><text:span text:style-name="Strong_20_Emphasis"><text:span text:style-name="T57"><text:tab/></text:span></text:span><text:span text:style-name="Strong_20_Emphasis"><text:span text:style-name="T57"><draw:control text:anchor-type="as-char" draw:z-index="15" draw:name="Vorm59" draw:style-name="gr1" draw:text-style-name="P70" svg:width="0.35cm" svg:height="0.35cm" draw:control="control16"/></text:span></text:span><text:span text:style-name="Strong_20_Emphasis"><text:span text:style-name="T57"><text:tab/></text:span></text:span><text:span text:style-name="Strong_20_Emphasis"><text:span text:style-name="T57"><draw:control text:anchor-type="as-char" draw:z-index="16" draw:name="Vorm60" draw:style-name="gr1" draw:text-style-name="P70" svg:width="0.35cm" svg:height="0.35cm" draw:control="control17"/></text:span></text:span><text:span text:style-name="Strong_20_Emphasis"><text:span text:style-name="T57"><text:tab/></text:span></text:span><text:span text:style-name="Strong_20_Emphasis"><text:span text:style-name="T57"><draw:control text:anchor-type="as-char" draw:z-index="17" draw:name="Vorm61" draw:style-name="gr1" draw:text-style-name="P70" svg:width="0.35cm" svg:height="0.35cm" draw:control="control18"/></text:span></text:span><text:span text:style-name="Strong_20_Emphasis"><text:span text:style-name="T57"><text:tab/></text:span></text:span><text:span text:style-name="Strong_20_Emphasis"><text:span text:style-name="T4">Koppel de externe harddisk aan.</text:span></text:span></text:p>
      <text:p text:style-name="P7"><text:span text:style-name="Strong_20_Emphasis"><text:span text:style-name="T57"><draw:control text:anchor-type="as-char" draw:z-index="2" draw:name="Vorm62" draw:style-name="gr1" draw:text-style-name="P70" svg:width="0.35cm" svg:height="0.35cm" draw:control="control3"/></text:span></text:span><text:span text:style-name="Strong_20_Emphasis"><text:span text:style-name="T57"><text:tab/></text:span></text:span><text:span text:style-name="Strong_20_Emphasis"><text:span text:style-name="T57"><draw:control text:anchor-type="as-char" draw:z-index="18" draw:name="Vorm63" draw:style-name="gr1" draw:text-style-name="P70" svg:width="0.35cm" svg:height="0.35cm" draw:control="control19"/></text:span></text:span><text:span text:style-name="Strong_20_Emphasis"><text:span text:style-name="T57"><text:tab/></text:span></text:span><text:span text:style-name="Strong_20_Emphasis"><text:span text:style-name="T57"><draw:control text:anchor-type="as-char" draw:z-index="19" draw:name="Vorm64" draw:style-name="gr1" draw:text-style-name="P70" svg:width="0.35cm" svg:height="0.35cm" draw:control="control20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0" draw:name="Vorm65" draw:style-name="gr1" draw:text-style-name="P70" svg:width="0.35cm" svg:height="0.35cm" draw:control="control21"/></text:span></text:span><text:span text:style-name="Strong_20_Emphasis"><text:span text:style-name="T57"><text:tab/></text:span></text:span><text:span text:style-name="Strong_20_Emphasis"><text:span text:style-name="T4">Kopieer </text:span></text:span><text:span text:style-name="Strong_20_Emphasis"><text:span text:style-name="T10">Mijn documenten, </text:span></text:span><text:span text:style-name="Strong_20_Emphasis"><text:span text:style-name="T29">etc</text:span></text:span><text:span text:style-name="Strong_20_Emphasis"><text:span text:style-name="T4">.</text:span></text:span></text:p>
      <text:p text:style-name="P7"><text:span text:style-name="Strong_20_Emphasis"><text:span text:style-name="T57"><draw:control text:anchor-type="as-char" draw:z-index="3" draw:name="Vorm66" draw:style-name="gr1" draw:text-style-name="P70" svg:width="0.35cm" svg:height="0.35cm" draw:control="control4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1" draw:name="Vorm67" draw:style-name="gr1" draw:text-style-name="P70" svg:width="0.35cm" svg:height="0.35cm" draw:control="control22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2" draw:name="Vorm68" draw:style-name="gr1" draw:text-style-name="P70" svg:width="0.35cm" svg:height="0.35cm" draw:control="control23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3" draw:name="Vorm69" draw:style-name="gr1" draw:text-style-name="P70" svg:width="0.35cm" svg:height="0.35cm" draw:control="control24"/></text:span></text:span><text:span text:style-name="Strong_20_Emphasis"><text:span text:style-name="T57"><text:tab/></text:span></text:span><text:span text:style-name="Strong_20_Emphasis"><text:span text:style-name="T11">Kopieer </text:span></text:span><text:span text:style-name="Strong_20_Emphasis"><text:span text:style-name="T12">Belastingdienst naar ~/belastingdienst.nl.</text:span></text:span></text:p>
      <text:p text:style-name="P7"><text:span text:style-name="Strong_20_Emphasis"><text:span text:style-name="T57"><draw:control text:anchor-type="as-char" draw:z-index="4" draw:name="Vorm70" draw:style-name="gr1" draw:text-style-name="P70" svg:width="0.35cm" svg:height="0.35cm" draw:control="control5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4" draw:name="Vorm71" draw:style-name="gr1" draw:text-style-name="P70" svg:width="0.35cm" svg:height="0.35cm" draw:control="control25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5" draw:name="Vorm72" draw:style-name="gr1" draw:text-style-name="P70" svg:width="0.35cm" svg:height="0.35cm" draw:control="control26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6" draw:name="Vorm73" draw:style-name="gr1" draw:text-style-name="P70" svg:width="0.35cm" svg:height="0.35cm" draw:control="control27"/></text:span></text:span><text:span text:style-name="Strong_20_Emphasis"><text:span text:style-name="T57"><text:tab/></text:span></text:span><text:span text:style-name="Strong_20_Emphasis"><text:span text:style-name="T11">Kopieer </text:span></text:span><text:span text:style-name="Strong_20_Emphasis"><text:span text:style-name="T8">Bureaubladachtergrond </text:span></text:span><text:span text:style-name="Strong_20_Emphasis"><text:span text:style-name="T13">naar ~/Afbeeldingen.</text:span></text:span></text:p>
      <text:p text:style-name="P7"><text:span text:style-name="Strong_20_Emphasis"><text:span text:style-name="T57"><draw:control text:anchor-type="as-char" draw:z-index="5" draw:name="Vorm74" draw:style-name="gr1" draw:text-style-name="P70" svg:width="0.35cm" svg:height="0.35cm" draw:control="control6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7" draw:name="Vorm75" draw:style-name="gr1" draw:text-style-name="P70" svg:width="0.35cm" svg:height="0.35cm" draw:control="control28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8" draw:name="Vorm76" draw:style-name="gr1" draw:text-style-name="P70" svg:width="0.35cm" svg:height="0.35cm" draw:control="control29"/></text:span></text:span><text:span text:style-name="Strong_20_Emphasis"><text:span text:style-name="T57"><text:tab/></text:span></text:span><text:span text:style-name="Strong_20_Emphasis"><text:span text:style-name="T57"><draw:control text:anchor-type="as-char" draw:z-index="29" draw:name="Vorm77" draw:style-name="gr1" draw:text-style-name="P70" svg:width="0.35cm" svg:height="0.35cm" draw:control="control30"/></text:span></text:span><text:span text:style-name="Strong_20_Emphasis"><text:span text:style-name="T57"><text:tab/></text:span></text:span><text:span text:style-name="Strong_20_Emphasis"><text:span text:style-name="T4">Kopieer de </text:span></text:span><text:span text:style-name="Strong_20_Emphasis"><text:span text:style-name="T38">Chrome </text:span></text:span><text:span text:style-name="Strong_20_Emphasis"><text:span text:style-name="T4">data </text:span></text:span><text:span text:style-name="Strong_20_Emphasis"><text:span text:style-name="T11">naar ~/.</text:span></text:span><text:span text:style-name="Strong_20_Emphasis"><text:span text:style-name="T38">chrome</text:span></text:span><text:span text:style-name="Strong_20_Emphasis"><text:span text:style-name="T14">, </text:span></text:span><text:span text:style-name="Strong_20_Emphasis"><text:span text:style-name="T29">of in </text:span></text:span><text:span text:style-name="Strong_20_Emphasis"><text:span text:style-name="T11">~/.</text:span></text:span><text:span text:style-name="Strong_20_Emphasis"><text:span text:style-name="T39">google</text:span></text:span><text:span text:style-name="Strong_20_Emphasis"><text:span text:style-name="T11">.</text:span></text:span></text:p>
      <text:p text:style-name="P7"><text:span text:style-name="Strong_20_Emphasis"><text:span text:style-name="T57"><draw:control text:anchor-type="as-char" draw:z-index="6" draw:name="Vorm78" draw:style-name="gr1" draw:text-style-name="P70" svg:width="0.35cm" svg:height="0.35cm" draw:control="control7"/></text:span></text:span><text:span text:style-name="Strong_20_Emphasis"><text:span text:style-name="T57"><text:tab/></text:span></text:span><text:span text:style-name="Strong_20_Emphasis"><text:span text:style-name="T57"><draw:control text:anchor-type="as-char" draw:z-index="30" draw:name="Vorm79" draw:style-name="gr1" draw:text-style-name="P70" svg:width="0.35cm" svg:height="0.35cm" draw:control="control31"/></text:span></text:span><text:span text:style-name="Strong_20_Emphasis"><text:span text:style-name="T57"><text:tab/></text:span></text:span><text:span text:style-name="Strong_20_Emphasis"><text:span text:style-name="T57"><draw:control text:anchor-type="as-char" draw:z-index="31" draw:name="Vorm80" draw:style-name="gr1" draw:text-style-name="P70" svg:width="0.35cm" svg:height="0.35cm" draw:control="control32"/></text:span></text:span><text:span text:style-name="Strong_20_Emphasis"><text:span text:style-name="T57"><text:tab/></text:span></text:span><text:span text:style-name="Strong_20_Emphasis"><text:span text:style-name="T57"><draw:control text:anchor-type="as-char" draw:z-index="32" draw:name="Vorm81" draw:style-name="gr1" draw:text-style-name="P70" svg:width="0.35cm" svg:height="0.35cm" draw:control="control33"/></text:span></text:span><text:span text:style-name="Strong_20_Emphasis"><text:span text:style-name="T57"><text:tab/></text:span></text:span><text:span text:style-name="Strong_20_Emphasis"><text:span text:style-name="T4">Kopieer de Firefox data </text:span></text:span><text:span text:style-name="Strong_20_Emphasis"><text:span text:style-name="T11">naar ~/.mozilla </text:span></text:span><text:span text:style-name="Strong_20_Emphasis"><text:span text:style-name="T14">(let op Firefox </text:span></text:span><text:span text:style-name="Strong_20_Emphasis"><text:span text:style-name="T15"><text:s/>→ </text:span></text:span><text:span text:style-name="Strong_20_Emphasis"><text:span text:style-name="T16">firefox</text:span></text:span><text:span text:style-name="Strong_20_Emphasis"><text:span text:style-name="T14">), </text:span></text:span><text:span text:style-name="Strong_20_Emphasis"><text:span text:style-name="T29">of in </text:span></text:span><text:span text:style-name="Strong_20_Emphasis"><text:span text:style-name="T11">~/.mozilla.</text:span></text:span></text:p>
      <text:p text:style-name="P13"><text:span text:style-name="Strong_20_Emphasis"><text:span text:style-name="T139"><draw:control text:anchor-type="as-char" draw:z-index="7" draw:name="Vorm82" draw:style-name="gr1" draw:text-style-name="P70" svg:width="0.35cm" svg:height="0.35cm" draw:control="control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3" draw:name="Vorm83" draw:style-name="gr1" draw:text-style-name="P70" svg:width="0.35cm" svg:height="0.35cm" draw:control="control3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4" draw:name="Vorm84" draw:style-name="gr1" draw:text-style-name="P70" svg:width="0.35cm" svg:height="0.35cm" draw:control="control35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5" draw:name="Vorm85" draw:style-name="gr1" draw:text-style-name="P70" svg:width="0.35cm" svg:height="0.35cm" draw:control="control36"/></text:span></text:span><text:span text:style-name="Strong_20_Emphasis"><text:span text:style-name="T139"><text:tab/></text:span></text:span><text:span text:style-name="Strong_20_Emphasis"><text:span text:style-name="T132">Start Firefox en controleer de werking.</text:span></text:span></text:p>
      <text:p text:style-name="P13"><text:span text:style-name="Strong_20_Emphasis"><text:span text:style-name="T139"><draw:control text:anchor-type="as-char" draw:z-index="8" draw:name="Vorm86" draw:style-name="gr1" draw:text-style-name="P70" svg:width="0.35cm" svg:height="0.35cm" draw:control="control9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6" draw:name="Vorm87" draw:style-name="gr1" draw:text-style-name="P70" svg:width="0.35cm" svg:height="0.35cm" draw:control="control37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7" draw:name="Vorm88" draw:style-name="gr1" draw:text-style-name="P70" svg:width="0.35cm" svg:height="0.35cm" draw:control="control3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8" draw:name="Vorm89" draw:style-name="gr1" draw:text-style-name="P70" svg:width="0.35cm" svg:height="0.35cm" draw:control="control39"/></text:span></text:span><text:span text:style-name="Strong_20_Emphasis"><text:span text:style-name="T139"><text:tab/></text:span></text:span><text:span text:style-name="Strong_20_Emphasis"><text:span text:style-name="T132">Kopieer de Thunderbird data </text:span></text:span><text:span text:style-name="Strong_20_Emphasis"><text:span text:style-name="T137">naar ~/.thunderbird, </text:span></text:span><text:span text:style-name="Strong_20_Emphasis"><text:span text:style-name="T138">of in </text:span></text:span><text:span text:style-name="Strong_20_Emphasis"><text:span text:style-name="T137">~/.thunderbird.</text:span></text:span></text:p>
      <text:p text:style-name="P7"><text:span text:style-name="Strong_20_Emphasis"><text:span text:style-name="T57"><draw:control text:anchor-type="as-char" draw:z-index="9" draw:name="Vorm90" draw:style-name="gr1" draw:text-style-name="P70" svg:width="0.35cm" svg:height="0.35cm" draw:control="control10"/></text:span></text:span><text:span text:style-name="Strong_20_Emphasis"><text:span text:style-name="T57"><text:tab/></text:span></text:span><text:span text:style-name="Strong_20_Emphasis"><text:span text:style-name="T57"><draw:control text:anchor-type="as-char" draw:z-index="39" draw:name="Vorm91" draw:style-name="gr1" draw:text-style-name="P70" svg:width="0.35cm" svg:height="0.35cm" draw:control="control40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0" draw:name="Vorm92" draw:style-name="gr1" draw:text-style-name="P70" svg:width="0.35cm" svg:height="0.35cm" draw:control="control41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3" draw:name="Vorm93" draw:style-name="gr1" draw:text-style-name="P70" svg:width="0.35cm" svg:height="0.35cm" draw:control="control44"/></text:span></text:span><text:span text:style-name="Strong_20_Emphasis"><text:span text:style-name="T57"><text:tab/></text:span></text:span><text:span text:style-name="Strong_20_Emphasis"><text:span text:style-name="T4">Start Thunderbird en controleer de werking </text:span></text:span><text:span text:style-name="Strong_20_Emphasis"><text:span text:style-name="T17">(inc</text:span></text:span><text:span text:style-name="Strong_20_Emphasis"><text:span text:style-name="T18">l</text:span></text:span><text:span text:style-name="Strong_20_Emphasis"><text:span text:style-name="T19">usief </text:span></text:span><text:span text:style-name="Strong_20_Emphasis"><text:span text:style-name="T17"><text:s/></text:span></text:span><text:span text:style-name="Strong_20_Emphasis"><text:span text:style-name="T20">eventuele</text:span></text:span><text:span text:style-name="Strong_20_Emphasis"><text:span text:style-name="T17"> Agenda)</text:span></text:span><text:span text:style-name="Strong_20_Emphasis"><text:span text:style-name="T4">.</text:span></text:span></text:p>
      <text:p text:style-name="P7"><text:span text:style-name="Strong_20_Emphasis"><text:span text:style-name="T57"><draw:control text:anchor-type="as-char" draw:z-index="10" draw:name="Vorm94" draw:style-name="gr1" draw:text-style-name="P70" svg:width="0.35cm" svg:height="0.35cm" draw:control="control11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1" draw:name="Vorm95" draw:style-name="gr1" draw:text-style-name="P70" svg:width="0.35cm" svg:height="0.35cm" draw:control="control42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2" draw:name="Vorm96" draw:style-name="gr1" draw:text-style-name="P70" svg:width="0.35cm" svg:height="0.35cm" draw:control="control43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4" draw:name="Vorm97" draw:style-name="gr1" draw:text-style-name="P70" svg:width="0.35cm" svg:height="0.35cm" draw:control="control45"/></text:span></text:span><text:span text:style-name="Strong_20_Emphasis"><text:span text:style-name="T57"><text:tab/></text:span></text:span><text:span text:style-name="Strong_20_Emphasis"><text:span text:style-name="T21">Verwijder overbodige Windows-bestanden via </text:span></text:span><text:span text:style-name="Strong_20_Emphasis"><text:span text:style-name="T75">Terminalvenster</text:span></text:span><text:span text:style-name="T75"> </text:span><text:span text:style-name="T76">en de volgende opdrachtregel:<text:line-break/></text:span></text:p>
      <text:list xml:id="list84849632023793" text:continue-numbering="true" text:style-name="L1">
        <text:list-header>
          <text:p text:style-name="P56"><text:span text:style-name="User_20_Entry"><text:span text:style-name="T77">f</text:span></text:span><text:span text:style-name="User_20_Entry"><text:span text:style-name="T78">ind </text:span></text:span><text:span text:style-name="User_20_Entry"><text:span text:style-name="T77">$HOME</text:span></text:span><text:span text:style-name="User_20_Entry"><text:span text:style-name="T78"> -</text:span></text:span><text:span text:style-name="User_20_Entry"><text:span text:style-name="T85">i</text:span></text:span><text:span text:style-name="User_20_Entry"><text:span text:style-name="T78">name </text:span></text:span><text:span text:style-name="User_20_Entry"><text:span text:style-name="T79">d</text:span></text:span><text:span text:style-name="User_20_Entry"><text:span text:style-name="T78">esktop.ini -</text:span></text:span><text:span text:style-name="User_20_Entry"><text:span text:style-name="T80">d</text:span></text:span><text:span text:style-name="User_20_Entry"><text:span text:style-name="T81">e</text:span></text:span><text:span text:style-name="User_20_Entry"><text:span text:style-name="T80">lete </text:span></text:span><text:span text:style-name="User_20_Entry"><text:span text:style-name="T84">-or </text:span></text:span><text:span text:style-name="User_20_Entry"><text:span text:style-name="T78">-</text:span></text:span><text:span text:style-name="User_20_Entry"><text:span text:style-name="T86">i</text:span></text:span><text:span text:style-name="User_20_Entry"><text:span text:style-name="T78">name </text:span></text:span><text:span text:style-name="User_20_Entry"><text:span text:style-name="T86">t</text:span></text:span><text:span text:style-name="User_20_Entry"><text:span text:style-name="T78">humbs.db -</text:span></text:span><text:span text:style-name="User_20_Entry"><text:span text:style-name="T80">delete -</text:span></text:span><text:span text:style-name="User_20_Entry"><text:span text:style-name="T84">or </text:span></text:span><text:span text:style-name="User_20_Entry"><text:span text:style-name="T78">-name '*.</text:span></text:span><text:span text:style-name="User_20_Entry"><text:span text:style-name="T82">lnk'</text:span></text:span><text:span text:style-name="User_20_Entry"><text:span text:style-name="T78"> -</text:span></text:span><text:span text:style-name="User_20_Entry"><text:span text:style-name="T80">delete -</text:span></text:span><text:span text:style-name="User_20_Entry"><text:span text:style-name="T87">or </text:span></text:span><text:span text:style-name="User_20_Entry"><text:span text:style-name="T78">-</text:span></text:span><text:span text:style-name="User_20_Entry"><text:span text:style-name="T85">i</text:span></text:span><text:span text:style-name="User_20_Entry"><text:span text:style-name="T78">name '*.</text:span></text:span><text:span text:style-name="User_20_Entry"><text:span text:style-name="T83">exe'</text:span></text:span><text:span text:style-name="User_20_Entry"><text:span text:style-name="T78"> -</text:span></text:span><text:span text:style-name="User_20_Entry"><text:span text:style-name="T80">delete<text:line-break/></text:span></text:span></text:p>
        </text:list-header>
      </text:list>
      <text:p text:style-name="P8"><text:span text:style-name="Strong_20_Emphasis"><text:span text:style-name="T57"><draw:control text:anchor-type="as-char" draw:z-index="11" draw:name="Vorm98" draw:style-name="gr1" draw:text-style-name="P70" svg:width="0.35cm" svg:height="0.35cm" draw:control="control12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5" draw:name="Vorm99" draw:style-name="gr1" draw:text-style-name="P70" svg:width="0.35cm" svg:height="0.35cm" draw:control="control46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6" draw:name="Vorm100" draw:style-name="gr1" draw:text-style-name="P70" svg:width="0.35cm" svg:height="0.35cm" draw:control="control47"/></text:span></text:span><text:span text:style-name="Strong_20_Emphasis"><text:span text:style-name="T57"><text:tab/></text:span></text:span><text:span text:style-name="Strong_20_Emphasis"><text:span text:style-name="T57"><draw:control text:anchor-type="as-char" draw:z-index="47" draw:name="Vorm101" draw:style-name="gr1" draw:text-style-name="P70" svg:width="0.35cm" svg:height="0.35cm" draw:control="control48"/></text:span></text:span><text:span text:style-name="Strong_20_Emphasis"><text:span text:style-name="T57"><text:tab/></text:span></text:span><text:span text:style-name="Strong_20_Emphasis"><text:span text:style-name="T4">Maak verbinding met het Internet, zodat er </text:span></text:span><text:span text:style-name="Strong_20_Emphasis"><text:span text:style-name="T22">weer</text:span></text:span><text:span text:style-name="Strong_20_Emphasis"><text:span text:style-name="T4"> nieuwe </text:span></text:span><text:span text:style-name="Strong_20_Emphasis"><text:span text:style-name="T23">e-</text:span></text:span><text:span text:style-name="Strong_20_Emphasis"><text:span text:style-name="T4">mails</text:span></text:span><text:span text:style-name="Strong_20_Emphasis"><text:span text:style-name="T24"> </text:span></text:span><text:span text:style-name="Strong_20_Emphasis"><text:span text:style-name="T23">binnen</text:span></text:span><text:span text:style-name="Strong_20_Emphasis"><text:span text:style-name="T4"> </text:span></text:span><text:span text:style-name="Strong_20_Emphasis"><text:span text:style-name="T24">kunnen </text:span></text:span><text:span text:style-name="Strong_20_Emphasis"><text:span text:style-name="T4">komen.</text:span></text:span></text:p>
      <text:list xml:id="list1662943191" text:style-name="L2">
        <text:list-header>
          <text:p text:style-name="P61"><text:span text:style-name="Strong_20_Emphasis"><text:span text:style-name="T149"/></text:span></text:p>
          <text:p text:style-name="P62"><text:span text:style-name="Strong_20_Emphasis"><text:span text:style-name="T149"><text:line-break/></text:span></text:span><text:span text:style-name="T30">De mig</text:span><text:span text:style-name="T27">ratie </text:span><text:span text:style-name="T30">is </text:span><text:span text:style-name="T27">voltooid.</text:span></text:p>
          <text:p text:style-name="P63"/>
          <text:p text:style-name="P62"><text:span text:style-name="T35">E</text:span><text:span text:style-name="T28">in</text:span><text:span text:style-name="T66">de c</text:span><text:span text:style-name="T67">hecklist.</text:span></text:p>
        </text:list-header>
      </text:list>
      <text:p text:style-name="P38"/>
      <text:list xml:id="list84849807322331" text:continue-numbering="true" text:style-name="L2">
        <text:list-header>
          <text:p text:style-name="P64"><text:span text:style-name="T68">Geschreven</text:span><text:span text:style-name="T31"> door Karel Zimmer</text:span><text:span text:style-name="Strong_20_Emphasis"><text:span text:style-name="T36"> &lt;</text:span></text:span><text:a xlink:type="simple" xlink:href="mailto:info@karelzimmer.nl" text:style-name="Internet_20_link" text:visited-style-name="Visited_20_Internet_20_Link"><text:span text:style-name="Strong_20_Emphasis"><text:span text:style-name="T151">info@karelzimmer.nl</text:span></text:span></text:a><text:span text:style-name="Strong_20_Emphasis"><text:span text:style-name="T36">&gt;</text:span></text:span><text:span text:style-name="T31">. </text:span></text:p>
          <text:p text:style-name="P66"/>
          <text:p text:style-name="P65"><text:span text:style-name="T162">Auteursrecht </text:span><text:span text:style-name="Strong_20_Emphasis"><text:span text:style-name="T164">© </text:span></text:span><text:span text:style-name="Strong_20_Emphasis"><text:span text:style-name="T163">2</text:span></text:span><text:span text:style-name="T162">020 Karel Zimmer.</text:span></text:p>
          <text:p text:style-name="P67"><text:span text:style-name="T165"><text:line-break/>Creative Commons Naamsvermelding-GelijkDelen Internationaal</text:span><text:span text:style-name="T166">-</text:span><text:span text:style-name="T16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165">&gt;.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3">Gebr.#</text:p>
            <text:p text:style-name="P43"/>
          </table:table-cell>
          <table:table-cell table:style-name="Tabel1.A1" table:number-rows-spanned="2" office:value-type="string">
            <text:p text:style-name="P44">Gebruiker</text:p>
            <text:p text:style-name="P45">(bijv. Jan Stek)</text:p>
          </table:table-cell>
          <table:table-cell table:style-name="Tabel1.A1" table:number-rows-spanned="2" office:value-type="string">
            <text:p text:style-name="P44">Gebruikersnaam</text:p>
            <text:p text:style-name="P45">(bijv. jan)</text:p>
          </table:table-cell>
          <table:table-cell table:style-name="Tabel1.D1" table:number-rows-spanned="2" office:value-type="string">
            <text:p text:style-name="P48">Wachtwoord</text:p>
            <text:p text:style-name="P46"/>
          </table:table-cell>
          <table:table-cell table:style-name="Tabel1.E1" office:value-type="string">
            <text:p text:style-name="P44"/>
          </table:table-cell>
          <table:table-cell table:style-name="Tabel1.F1" office:value-type="string">
            <text:p text:style-name="P51">BIOS-wachtwoord</text:p>
          </table:table-cell>
          <table:table-cell table:style-name="Tabel1.G1" office:value-type="string">
            <text:p text:style-name="P47"><draw:control text:anchor-type="as-char" draw:z-index="60" draw:name="Vorm1_11" draw:style-name="gr3" draw:text-style-name="P71" svg:width="5.329cm" svg:height="0.406cm" draw:control="control61"/></text:p>
          </table:table-cell>
        </table:table-row>
        <table:table-row table:style-name="Tabel1.2">
          <table:covered-table-cell/>
          <table:covered-table-cell/>
          <table:covered-table-cell/>
          <table:covered-table-cell/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3">Wifi-netwerknaam</text:p>
          </table:table-cell>
          <table:table-cell table:style-name="Tabel1.G2" office:value-type="string">
            <text:p text:style-name="P47"><draw:control text:anchor-type="as-char" draw:z-index="61" draw:name="Vorm1_12" draw:style-name="gr3" draw:text-style-name="P71" svg:width="5.329cm" svg:height="0.406cm" draw:control="control62"/></text:p>
          </table:table-cell>
        </table:table-row>
        <table:table-row table:style-name="Tabel1.3">
          <table:table-cell table:style-name="Tabel1.A3" office:value-type="string">
            <text:p text:style-name="P43">1</text:p>
          </table:table-cell>
          <table:table-cell table:style-name="Tabel1.A3" office:value-type="string">
            <text:p text:style-name="P44"><draw:control text:anchor-type="as-char" draw:z-index="48" draw:name="Vorm1" draw:style-name="gr3" draw:text-style-name="P71" svg:width="5.486cm" svg:height="0.406cm" draw:control="control49"/></text:p>
          </table:table-cell>
          <table:table-cell table:style-name="Tabel1.A3" office:value-type="string">
            <text:p text:style-name="P47"><draw:control text:anchor-type="as-char" draw:z-index="52" draw:name="Vorm1_3" draw:style-name="gr3" draw:text-style-name="P71" svg:width="3.208cm" svg:height="0.406cm" draw:control="control53"/></text:p>
          </table:table-cell>
          <table:table-cell table:style-name="Tabel1.D3" office:value-type="string">
            <text:p text:style-name="P47"><draw:control text:anchor-type="as-char" draw:z-index="56" draw:name="Vorm1_7" draw:style-name="gr3" draw:text-style-name="P71" svg:width="4.571cm" svg:height="0.406cm" draw:control="control57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4">Netwerksleutel</text:p>
          </table:table-cell>
          <table:table-cell table:style-name="Tabel1.G2" office:value-type="string">
            <text:p text:style-name="P47"><draw:control text:anchor-type="as-char" draw:z-index="62" draw:name="Vorm1_13" draw:style-name="gr3" draw:text-style-name="P71" svg:width="5.329cm" svg:height="0.406cm" draw:control="control63"/></text:p>
          </table:table-cell>
        </table:table-row>
        <table:table-row table:style-name="Tabel1.4">
          <table:table-cell table:style-name="Tabel1.A3" office:value-type="string">
            <text:p text:style-name="P43">2</text:p>
          </table:table-cell>
          <table:table-cell table:style-name="Tabel1.A3" office:value-type="string">
            <text:p text:style-name="P47"><draw:control text:anchor-type="as-char" draw:z-index="49" draw:name="Vorm1_0" draw:style-name="gr3" draw:text-style-name="P71" svg:width="5.486cm" svg:height="0.406cm" draw:control="control50"/></text:p>
          </table:table-cell>
          <table:table-cell table:style-name="Tabel1.A3" office:value-type="string">
            <text:p text:style-name="P47"><draw:control text:anchor-type="as-char" draw:z-index="53" draw:name="Vorm1_4" draw:style-name="gr3" draw:text-style-name="P71" svg:width="3.208cm" svg:height="0.406cm" draw:control="control54"/></text:p>
          </table:table-cell>
          <table:table-cell table:style-name="Tabel1.D3" office:value-type="string">
            <text:p text:style-name="P47"><draw:control text:anchor-type="as-char" draw:z-index="57" draw:name="Vorm1_8" draw:style-name="gr3" draw:text-style-name="P71" svg:width="4.571cm" svg:height="0.406cm" draw:control="control58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IP#</text:p>
          </table:table-cell>
          <table:table-cell table:style-name="Tabel1.G2" office:value-type="string">
            <text:p text:style-name="P47"><draw:control text:anchor-type="as-char" draw:z-index="63" draw:name="Vorm1_14" draw:style-name="gr3" draw:text-style-name="P71" svg:width="5.329cm" svg:height="0.406cm" draw:control="control64"/></text:p>
          </table:table-cell>
        </table:table-row>
        <table:table-row table:style-name="Tabel1.5">
          <table:table-cell table:style-name="Tabel1.A3" office:value-type="string">
            <text:p text:style-name="P52">3</text:p>
          </table:table-cell>
          <table:table-cell table:style-name="Tabel1.A3" office:value-type="string">
            <text:p text:style-name="P47"><draw:control text:anchor-type="as-char" draw:z-index="50" draw:name="Vorm1_1" draw:style-name="gr3" draw:text-style-name="P71" svg:width="5.486cm" svg:height="0.406cm" draw:control="control51"/></text:p>
          </table:table-cell>
          <table:table-cell table:style-name="Tabel1.A3" office:value-type="string">
            <text:p text:style-name="P47"><draw:control text:anchor-type="as-char" draw:z-index="54" draw:name="Vorm1_5" draw:style-name="gr3" draw:text-style-name="P71" svg:width="3.208cm" svg:height="0.406cm" draw:control="control55"/></text:p>
          </table:table-cell>
          <table:table-cell table:style-name="Tabel1.D3" office:value-type="string">
            <text:p text:style-name="P47"><draw:control text:anchor-type="as-char" draw:z-index="58" draw:name="Vorm1_9" draw:style-name="gr3" draw:text-style-name="P71" svg:width="4.571cm" svg:height="0.406cm" draw:control="control59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49">Router gebr.nm/ww</text:p>
          </table:table-cell>
          <table:table-cell table:style-name="Tabel1.G2" office:value-type="string">
            <text:p text:style-name="P47"><draw:control text:anchor-type="as-char" draw:z-index="64" draw:name="Vorm1_15" draw:style-name="gr3" draw:text-style-name="P71" svg:width="5.329cm" svg:height="0.406cm" draw:control="control65"/></text:p>
          </table:table-cell>
        </table:table-row>
        <table:table-row table:style-name="Tabel1.6">
          <table:table-cell table:style-name="Tabel1.A3" office:value-type="string">
            <text:p text:style-name="P52">4</text:p>
          </table:table-cell>
          <table:table-cell table:style-name="Tabel1.A3" office:value-type="string">
            <text:p text:style-name="P47"><draw:control text:anchor-type="as-char" draw:z-index="51" draw:name="Vorm1_2" draw:style-name="gr3" draw:text-style-name="P71" svg:width="5.486cm" svg:height="0.406cm" draw:control="control52"/></text:p>
          </table:table-cell>
          <table:table-cell table:style-name="Tabel1.A3" office:value-type="string">
            <text:p text:style-name="P47"><draw:control text:anchor-type="as-char" draw:z-index="55" draw:name="Vorm1_6" draw:style-name="gr3" draw:text-style-name="P71" svg:width="3.208cm" svg:height="0.406cm" draw:control="control56"/></text:p>
          </table:table-cell>
          <table:table-cell table:style-name="Tabel1.D3" office:value-type="string">
            <text:p text:style-name="P47"><draw:control text:anchor-type="as-char" draw:z-index="59" draw:name="Vorm1_10" draw:style-name="gr3" draw:text-style-name="P71" svg:width="4.571cm" svg:height="0.406cm" draw:control="control60"/></text:p>
          </table:table-cell>
          <table:table-cell table:style-name="Tabel1.E1" office:value-type="string">
            <text:p text:style-name="P44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7"><draw:control text:anchor-type="as-char" draw:z-index="65" draw:name="Vorm1_16" draw:style-name="gr3" draw:text-style-name="P71" svg:width="5.329cm" svg:height="0.406cm" draw:control="control66"/></text:p>
          </table:table-cell>
        </table:table-row>
      </table:table>
      <text:p text:style-name="P3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8">Gebr./<text:span text:style-name="T160">Volg#</text:span></text:p>
          </table:table-cell>
          <table:table-cell table:style-name="Tabel2.A1" office:value-type="string">
            <text:p text:style-name="P29">E-mailnaam</text:p>
          </table:table-cell>
          <table:table-cell table:style-name="Tabel2.A1" office:value-type="string">
            <text:p text:style-name="P29">E-mailadres</text:p>
          </table:table-cell>
          <table:table-cell table:style-name="Tabel2.A1" office:value-type="string">
            <text:p text:style-name="P31">Gebruikersnaam</text:p>
          </table:table-cell>
          <table:table-cell table:style-name="Tabel2.A1" office:value-type="string">
            <text:p text:style-name="P32">Wachtwoord</text:p>
          </table:table-cell>
          <table:table-cell table:style-name="Tabel2.A1" office:value-type="string">
            <text:p text:style-name="P32"><text:span text:style-name="T152">Inkomende</text:span><text:span text:style-name="T150"> </text:span>mailserver<text:line-break/>(<text:span text:style-name="T159">pop.voorbeeld.com</text:span>)</text:p>
          </table:table-cell>
          <table:table-cell table:style-name="Tabel2.G1" office:value-type="string">
            <text:p text:style-name="P33"><text:span text:style-name="T150">Uitgaande </text:span>mail<text:span text:style-name="T150">-</text:span>server<text:line-break/>(<text:span text:style-name="T159">smtp.voorbeeld.com</text:span>)</text:p>
          </table:table-cell>
        </table:table-row>
        <table:table-row table:style-name="Tabel2.2">
          <table:table-cell table:style-name="Tabel2.A2" office:value-type="string">
            <text:p text:style-name="P35"><draw:control text:anchor-type="as-char" svg:y="-0.598cm" draw:z-index="66" draw:name="Vorm1_17" draw:style-name="gr2" draw:text-style-name="P71" svg:width="1.176cm" svg:height="0.802cm" draw:control="control67"/></text:p>
          </table:table-cell>
          <table:table-cell table:style-name="Tabel2.A2" office:value-type="string">
            <text:p text:style-name="P36"><draw:control text:anchor-type="as-char" svg:y="-0.598cm" draw:z-index="72" draw:name="Vorm1_23" draw:style-name="gr2" draw:text-style-name="P71" svg:width="2.855cm" svg:height="0.802cm" draw:control="control73"/></text:p>
          </table:table-cell>
          <table:table-cell table:style-name="Tabel2.A2" office:value-type="string">
            <text:p text:style-name="P30"><draw:control text:anchor-type="as-char" svg:y="-0.598cm" draw:z-index="73" draw:name="Vorm1_24" draw:style-name="gr2" draw:text-style-name="P71" svg:width="3.56cm" svg:height="0.802cm" draw:control="control74"/></text:p>
          </table:table-cell>
          <table:table-cell table:style-name="Tabel2.A2" office:value-type="string">
            <text:p text:style-name="P34"><draw:control text:anchor-type="as-char" svg:y="-0.598cm" draw:z-index="74" draw:name="Vorm1_25" draw:style-name="gr2" draw:text-style-name="P71" svg:width="3.287cm" svg:height="0.802cm" draw:control="control75"/></text:p>
          </table:table-cell>
          <table:table-cell table:style-name="Tabel2.A2" office:value-type="string">
            <text:p text:style-name="P34"><draw:control text:anchor-type="as-char" svg:y="-0.598cm" draw:z-index="75" draw:name="Vorm1_26" draw:style-name="gr2" draw:text-style-name="P71" svg:width="2.855cm" svg:height="0.802cm" draw:control="control76"/></text:p>
          </table:table-cell>
          <table:table-cell table:style-name="Tabel2.A2" office:value-type="string">
            <text:p text:style-name="P34"><draw:control text:anchor-type="as-char" svg:y="-0.598cm" draw:z-index="76" draw:name="Vorm1_27" draw:style-name="gr2" draw:text-style-name="P71" svg:width="4.283cm" svg:height="0.802cm" draw:control="control77"/></text:p>
          </table:table-cell>
          <table:table-cell table:style-name="Tabel2.G2" office:value-type="string">
            <text:p text:style-name="P34"><draw:control text:anchor-type="as-char" svg:y="-0.598cm" draw:z-index="77" draw:name="Vorm1_28" draw:style-name="gr2" draw:text-style-name="P71" svg:width="4.46cm" svg:height="0.802cm" draw:control="control78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7" draw:name="Vorm1_18" draw:style-name="gr2" draw:text-style-name="P71" svg:width="1.176cm" svg:height="0.802cm" draw:control="control68"/></text:p>
          </table:table-cell>
          <table:table-cell table:style-name="Tabel2.A3" office:value-type="string">
            <text:p text:style-name="P30"><draw:control text:anchor-type="as-char" svg:y="-0.598cm" draw:z-index="78" draw:name="Vorm1_29" draw:style-name="gr2" draw:text-style-name="P71" svg:width="2.855cm" svg:height="0.802cm" draw:control="control79"/></text:p>
          </table:table-cell>
          <table:table-cell table:style-name="Tabel2.A3" office:value-type="string">
            <text:p text:style-name="P30"><draw:control text:anchor-type="as-char" svg:y="-0.598cm" draw:z-index="83" draw:name="Vorm1_34" draw:style-name="gr2" draw:text-style-name="P71" svg:width="3.56cm" svg:height="0.802cm" draw:control="control84"/></text:p>
          </table:table-cell>
          <table:table-cell table:style-name="Tabel2.A3" office:value-type="string">
            <text:p text:style-name="P34"><draw:control text:anchor-type="as-char" svg:y="-0.598cm" draw:z-index="88" draw:name="Vorm1_39" draw:style-name="gr2" draw:text-style-name="P71" svg:width="3.287cm" svg:height="0.802cm" draw:control="control89"/></text:p>
          </table:table-cell>
          <table:table-cell table:style-name="Tabel2.A3" office:value-type="string">
            <text:p text:style-name="P34"><draw:control text:anchor-type="as-char" svg:y="-0.598cm" draw:z-index="93" draw:name="Vorm1_44" draw:style-name="gr2" draw:text-style-name="P71" svg:width="2.855cm" svg:height="0.802cm" draw:control="control94"/></text:p>
          </table:table-cell>
          <table:table-cell table:style-name="Tabel2.A3" office:value-type="string">
            <text:p text:style-name="P34"><draw:control text:anchor-type="as-char" svg:y="-0.598cm" draw:z-index="98" draw:name="Vorm1_49" draw:style-name="gr2" draw:text-style-name="P71" svg:width="4.283cm" svg:height="0.802cm" draw:control="control99"/></text:p>
          </table:table-cell>
          <table:table-cell table:style-name="Tabel2.G3" office:value-type="string">
            <text:p text:style-name="P34"><draw:control text:anchor-type="as-char" svg:y="-0.598cm" draw:z-index="103" draw:name="Vorm1_54" draw:style-name="gr2" draw:text-style-name="P71" svg:width="4.46cm" svg:height="0.802cm" draw:control="control104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8" draw:name="Vorm1_19" draw:style-name="gr2" draw:text-style-name="P71" svg:width="1.176cm" svg:height="0.802cm" draw:control="control69"/></text:p>
          </table:table-cell>
          <table:table-cell table:style-name="Tabel2.A3" office:value-type="string">
            <text:p text:style-name="P30"><draw:control text:anchor-type="as-char" svg:y="-0.598cm" draw:z-index="79" draw:name="Vorm1_30" draw:style-name="gr2" draw:text-style-name="P71" svg:width="2.855cm" svg:height="0.802cm" draw:control="control80"/></text:p>
          </table:table-cell>
          <table:table-cell table:style-name="Tabel2.A3" office:value-type="string">
            <text:p text:style-name="P30"><draw:control text:anchor-type="as-char" svg:y="-0.598cm" draw:z-index="84" draw:name="Vorm1_35" draw:style-name="gr2" draw:text-style-name="P71" svg:width="3.56cm" svg:height="0.802cm" draw:control="control85"/></text:p>
          </table:table-cell>
          <table:table-cell table:style-name="Tabel2.A3" office:value-type="string">
            <text:p text:style-name="P34"><draw:control text:anchor-type="as-char" svg:y="-0.598cm" draw:z-index="89" draw:name="Vorm1_40" draw:style-name="gr2" draw:text-style-name="P71" svg:width="3.287cm" svg:height="0.802cm" draw:control="control90"/></text:p>
          </table:table-cell>
          <table:table-cell table:style-name="Tabel2.A3" office:value-type="string">
            <text:p text:style-name="P34"><draw:control text:anchor-type="as-char" svg:y="-0.598cm" draw:z-index="94" draw:name="Vorm1_45" draw:style-name="gr2" draw:text-style-name="P71" svg:width="2.855cm" svg:height="0.802cm" draw:control="control95"/></text:p>
          </table:table-cell>
          <table:table-cell table:style-name="Tabel2.A3" office:value-type="string">
            <text:p text:style-name="P34"><draw:control text:anchor-type="as-char" svg:y="-0.598cm" draw:z-index="99" draw:name="Vorm1_50" draw:style-name="gr2" draw:text-style-name="P71" svg:width="4.283cm" svg:height="0.802cm" draw:control="control100"/></text:p>
          </table:table-cell>
          <table:table-cell table:style-name="Tabel2.G3" office:value-type="string">
            <text:p text:style-name="P34"><draw:control text:anchor-type="as-char" svg:y="-0.598cm" draw:z-index="104" draw:name="Vorm1_55" draw:style-name="gr2" draw:text-style-name="P71" svg:width="4.46cm" svg:height="0.802cm" draw:control="control105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69" draw:name="Vorm1_20" draw:style-name="gr2" draw:text-style-name="P71" svg:width="1.176cm" svg:height="0.802cm" draw:control="control70"/></text:p>
          </table:table-cell>
          <table:table-cell table:style-name="Tabel2.A3" office:value-type="string">
            <text:p text:style-name="P30"><draw:control text:anchor-type="as-char" svg:y="-0.598cm" draw:z-index="80" draw:name="Vorm1_31" draw:style-name="gr2" draw:text-style-name="P71" svg:width="2.855cm" svg:height="0.802cm" draw:control="control81"/></text:p>
          </table:table-cell>
          <table:table-cell table:style-name="Tabel2.A3" office:value-type="string">
            <text:p text:style-name="P30"><draw:control text:anchor-type="as-char" svg:y="-0.598cm" draw:z-index="85" draw:name="Vorm1_36" draw:style-name="gr2" draw:text-style-name="P71" svg:width="3.56cm" svg:height="0.802cm" draw:control="control86"/></text:p>
          </table:table-cell>
          <table:table-cell table:style-name="Tabel2.A3" office:value-type="string">
            <text:p text:style-name="P34"><draw:control text:anchor-type="as-char" svg:y="-0.598cm" draw:z-index="90" draw:name="Vorm1_41" draw:style-name="gr2" draw:text-style-name="P71" svg:width="3.287cm" svg:height="0.802cm" draw:control="control91"/></text:p>
          </table:table-cell>
          <table:table-cell table:style-name="Tabel2.A3" office:value-type="string">
            <text:p text:style-name="P34"><draw:control text:anchor-type="as-char" svg:y="-0.598cm" draw:z-index="95" draw:name="Vorm1_46" draw:style-name="gr2" draw:text-style-name="P71" svg:width="2.855cm" svg:height="0.802cm" draw:control="control96"/></text:p>
          </table:table-cell>
          <table:table-cell table:style-name="Tabel2.A3" office:value-type="string">
            <text:p text:style-name="P34"><draw:control text:anchor-type="as-char" svg:y="-0.598cm" draw:z-index="100" draw:name="Vorm1_51" draw:style-name="gr2" draw:text-style-name="P71" svg:width="4.283cm" svg:height="0.802cm" draw:control="control101"/></text:p>
          </table:table-cell>
          <table:table-cell table:style-name="Tabel2.G3" office:value-type="string">
            <text:p text:style-name="P34"><draw:control text:anchor-type="as-char" svg:y="-0.598cm" draw:z-index="105" draw:name="Vorm1_56" draw:style-name="gr2" draw:text-style-name="P71" svg:width="4.46cm" svg:height="0.802cm" draw:control="control106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0" draw:name="Vorm1_21" draw:style-name="gr2" draw:text-style-name="P71" svg:width="1.176cm" svg:height="0.802cm" draw:control="control71"/></text:p>
          </table:table-cell>
          <table:table-cell table:style-name="Tabel2.A3" office:value-type="string">
            <text:p text:style-name="P30"><draw:control text:anchor-type="as-char" svg:y="-0.598cm" draw:z-index="81" draw:name="Vorm1_32" draw:style-name="gr2" draw:text-style-name="P71" svg:width="2.855cm" svg:height="0.802cm" draw:control="control82"/></text:p>
          </table:table-cell>
          <table:table-cell table:style-name="Tabel2.A3" office:value-type="string">
            <text:p text:style-name="P30"><draw:control text:anchor-type="as-char" svg:y="-0.598cm" draw:z-index="86" draw:name="Vorm1_37" draw:style-name="gr2" draw:text-style-name="P71" svg:width="3.56cm" svg:height="0.802cm" draw:control="control87"/></text:p>
          </table:table-cell>
          <table:table-cell table:style-name="Tabel2.A3" office:value-type="string">
            <text:p text:style-name="P34"><draw:control text:anchor-type="as-char" svg:y="-0.598cm" draw:z-index="91" draw:name="Vorm1_42" draw:style-name="gr2" draw:text-style-name="P71" svg:width="3.287cm" svg:height="0.802cm" draw:control="control92"/></text:p>
          </table:table-cell>
          <table:table-cell table:style-name="Tabel2.A3" office:value-type="string">
            <text:p text:style-name="P34"><draw:control text:anchor-type="as-char" svg:y="-0.598cm" draw:z-index="96" draw:name="Vorm1_47" draw:style-name="gr2" draw:text-style-name="P71" svg:width="2.855cm" svg:height="0.802cm" draw:control="control97"/></text:p>
          </table:table-cell>
          <table:table-cell table:style-name="Tabel2.A3" office:value-type="string">
            <text:p text:style-name="P34"><draw:control text:anchor-type="as-char" svg:y="-0.598cm" draw:z-index="101" draw:name="Vorm1_52" draw:style-name="gr2" draw:text-style-name="P71" svg:width="4.283cm" svg:height="0.802cm" draw:control="control102"/></text:p>
          </table:table-cell>
          <table:table-cell table:style-name="Tabel2.G3" office:value-type="string">
            <text:p text:style-name="P34"><draw:control text:anchor-type="as-char" svg:y="-0.598cm" draw:z-index="106" draw:name="Vorm1_57" draw:style-name="gr2" draw:text-style-name="P71" svg:width="4.46cm" svg:height="0.802cm" draw:control="control107"/></text:p>
          </table:table-cell>
        </table:table-row>
        <table:table-row table:style-name="Tabel2.2">
          <table:table-cell table:style-name="Tabel2.A3" office:value-type="string">
            <text:p text:style-name="P35"><draw:control text:anchor-type="as-char" svg:y="-0.598cm" draw:z-index="71" draw:name="Vorm1_22" draw:style-name="gr2" draw:text-style-name="P71" svg:width="1.176cm" svg:height="0.802cm" draw:control="control72"/></text:p>
          </table:table-cell>
          <table:table-cell table:style-name="Tabel2.A3" office:value-type="string">
            <text:p text:style-name="P30"><draw:control text:anchor-type="as-char" svg:y="-0.598cm" draw:z-index="82" draw:name="Vorm1_33" draw:style-name="gr2" draw:text-style-name="P71" svg:width="2.855cm" svg:height="0.802cm" draw:control="control83"/></text:p>
          </table:table-cell>
          <table:table-cell table:style-name="Tabel2.A3" office:value-type="string">
            <text:p text:style-name="P30"><draw:control text:anchor-type="as-char" svg:y="-0.598cm" draw:z-index="87" draw:name="Vorm1_38" draw:style-name="gr2" draw:text-style-name="P71" svg:width="3.56cm" svg:height="0.802cm" draw:control="control88"/></text:p>
          </table:table-cell>
          <table:table-cell table:style-name="Tabel2.A3" office:value-type="string">
            <text:p text:style-name="P34"><draw:control text:anchor-type="as-char" svg:y="-0.598cm" draw:z-index="92" draw:name="Vorm1_43" draw:style-name="gr2" draw:text-style-name="P71" svg:width="3.287cm" svg:height="0.802cm" draw:control="control93"/></text:p>
          </table:table-cell>
          <table:table-cell table:style-name="Tabel2.A3" office:value-type="string">
            <text:p text:style-name="P34"><draw:control text:anchor-type="as-char" svg:y="-0.598cm" draw:z-index="97" draw:name="Vorm1_48" draw:style-name="gr2" draw:text-style-name="P71" svg:width="2.855cm" svg:height="0.802cm" draw:control="control98"/></text:p>
          </table:table-cell>
          <table:table-cell table:style-name="Tabel2.A3" office:value-type="string">
            <text:p text:style-name="P34"><draw:control text:anchor-type="as-char" svg:y="-0.598cm" draw:z-index="102" draw:name="Vorm1_53" draw:style-name="gr2" draw:text-style-name="P71" svg:width="4.283cm" svg:height="0.802cm" draw:control="control103"/></text:p>
          </table:table-cell>
          <table:table-cell table:style-name="Tabel2.G3" office:value-type="string">
            <text:p text:style-name="P34"><draw:control text:anchor-type="as-char" svg:y="-0.598cm" draw:z-index="107" draw:name="Vorm1_58" draw:style-name="gr2" draw:text-style-name="P71" svg:width="4.46cm" svg:height="0.802cm" draw:control="control108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Tahoma1" svg:font-family="Tahoma"/>
    <style:font-face style:name="Ubuntu5" svg:font-family="Ubuntu"/>
    <style:font-face style:name="Courier New1" svg:font-family="'Courier New'" style:font-family-generic="modern"/>
    <style:font-face style:name="Arial1" svg:font-family="Arial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4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Ubuntu1" svg:font-family="Ubuntu" style:font-adornments="Vet cursi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Definition" style:family="text">
      <style:text-properties fo:color="#000000" style:font-name="Ubuntu1" fo:font-family="Ubuntu" style:font-style-name="Vet cursief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style:text-line-through-style="none" style:text-line-through-type="none" style:font-name="Ubuntu4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21-07-30T08:48:48.613958344">30-07-2021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irst_20_Page" style:display-name="First Page" style:page-layout-name="Mpm4" style:next-style-name="Standard">
      <style:header>
        <text:p text:style-name="MP4"><text:file-name text:display="name">Checklist migratie Microsoft Windows naar Ubuntu Linux</text:file-name><text:tab/><text:tab/><text:tab/><text:tab/><text:tab/><text:tab/><text:tab/><text:tab/><text:tab/><text:tab/><text:tab/><text:tab/><text:tab/><text:tab/><text:date style:data-style-name="N36" text:date-value="2021-07-30T08:48:48.615844273">30-07-2021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7-30T08:48:48.519630547</dc:date>
    <meta:print-date>2014-01-05T10:21:33.960023988</meta:print-date>
    <meta:keyword>Installatie</meta:keyword>
    <meta:keyword>Checklist</meta:keyword>
    <meta:keyword>Linux</meta:keyword>
    <meta:editing-cycles>2341</meta:editing-cycles>
    <meta:editing-duration>P4DT22H13M44S</meta:editing-duration>
    <meta:printed-by>Karel Zimmer</meta:printed-by>
    <dc:creator>Karel Zimmer</dc:creator>
    <meta:document-statistic meta:table-count="5" meta:image-count="0" meta:object-count="0" meta:page-count="4" meta:paragraph-count="159" meta:word-count="515" meta:character-count="4251" meta:non-whitespace-character-count="3598"/>
    <meta:user-defined meta:name="Info 1"/>
    <meta:user-defined meta:name="Info 2"/>
    <meta:user-defined meta:name="Info 3"/>
    <meta:user-defined meta:name="Info 4"/>
  </office:meta>
</office:document-meta>
</file>